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1c1c1c" draw:marker-start-width="0.161cm" draw:marker-end-width="0.161cm" draw:fill="solid" draw:fill-color="#666666" draw:textarea-horizontal-align="justify" draw:textarea-vertical-align="middle" draw:auto-grow-height="false" fo:min-height="0.486cm" fo:min-width="0.276cm" fo:padding-top="0.137cm" fo:padding-bottom="0.137cm" fo:padding-left="0.262cm" fo:padding-right="0.262cm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81d41a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51cm" svg:stroke-color="#729fcf" draw:fill="solid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729fcf" draw:fill="solid" draw:fill-color="#ff0000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e16173" draw:fill="solid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e16173" draw:fill="solid" draw:fill-color="#ff0000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81d41a"/>
      <style:paragraph-properties fo:text-align="center"/>
    </style:style>
    <style:style style:name="P4" style:family="paragraph">
      <loext:graphic-properties draw:fill="solid" draw:fill-color="#2a6099"/>
      <style:paragraph-properties fo:text-align="center"/>
    </style:style>
    <style:style style:name="P5" style:family="paragraph">
      <loext:graphic-properties draw:fill="solid" draw:fill-color="#ff8000"/>
      <style:paragraph-properties fo:text-align="center"/>
    </style:style>
    <style:style style:name="P6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06cm" svg:x="9.84cm" svg:y="4.7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3.49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7.32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6.04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2.2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0.94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1.898cm" svg:y="4.7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3.49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7.32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6.04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2.2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0.94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3.964cm" svg:y="4.7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3.49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7.32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6.04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2.2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0.94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7.771cm" svg:y="4.77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3.4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7.32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6.04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2.2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0.94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0.871cm" svg:y="5.3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4.1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7.94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6.6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2.84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1.5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2.929cm" svg:y="5.3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4.1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7.94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6.6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2.84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1.5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4.995cm" svg:y="5.3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4.1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7.94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6.6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2.84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1.5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8.802cm" svg:y="5.39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4.1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7.94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6.67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2.84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1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2" draw:text-style-name="P2" xml:id="id151" draw:id="id151" draw:layer="layout" svg:width="0.254cm" svg:height="0.254cm" svg:x="7.96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8" draw:id="id28" draw:layer="layout" svg:width="0.254cm" svg:height="0.254cm" svg:x="8.265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0.254cm" svg:height="0.254cm" svg:x="7.96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0" draw:id="id20" draw:layer="layout" svg:width="0.254cm" svg:height="0.254cm" svg:x="8.265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0.254cm" svg:height="0.254cm" svg:x="7.96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8" draw:id="id18" draw:layer="layout" svg:width="0.254cm" svg:height="0.254cm" svg:x="8.265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0.254cm" svg:height="0.254cm" svg:x="7.96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0.254cm" svg:height="0.254cm" svg:x="8.265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254cm" svg:height="0.254cm" svg:x="7.96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0.254cm" svg:height="0.254cm" svg:x="8.265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4" draw:id="id154" draw:layer="layout" svg:width="0.254cm" svg:height="0.254cm" svg:x="7.96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0.254cm" svg:height="0.254cm" svg:x="8.265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0" draw:id="id30" draw:layer="layout" svg:width="0.254cm" svg:height="0.254cm" svg:x="8.57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9" draw:id="id29" draw:layer="layout" svg:width="0.254cm" svg:height="0.254cm" svg:x="9.005cm" svg:y="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6" draw:id="id26" draw:layer="layout" svg:width="0.254cm" svg:height="0.254cm" svg:x="8.57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0.254cm" svg:height="0.254cm" svg:x="9.005cm" svg:y="3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1" draw:id="id21" draw:layer="layout" svg:width="0.254cm" svg:height="0.254cm" svg:x="8.57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0.254cm" svg:height="0.254cm" svg:x="9.005cm" svg:y="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0.254cm" svg:height="0.254cm" svg:x="8.57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0.254cm" svg:height="0.254cm" svg:x="9.005cm" svg:y="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0.254cm" svg:height="0.254cm" svg:x="8.57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254cm" svg:height="0.254cm" svg:x="9.005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0.254cm" svg:height="0.254cm" svg:x="8.57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0.254cm" svg:height="0.254cm" svg:x="9.005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1" draw:id="id31" draw:layer="layout" svg:width="0.254cm" svg:height="0.254cm" svg:x="9.31cm" svg:y="1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2" draw:id="id32" draw:layer="layout" svg:width="0.254cm" svg:height="0.254cm" svg:x="9.615cm" svg:y="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5" draw:id="id25" draw:layer="layout" svg:width="0.254cm" svg:height="0.254cm" svg:x="9.31cm" svg:y="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4" draw:id="id24" draw:layer="layout" svg:width="0.254cm" svg:height="0.254cm" svg:x="9.615cm" svg:y="3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3" draw:id="id23" draw:layer="layout" svg:width="0.254cm" svg:height="0.254cm" svg:x="9.31cm" svg:y="3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" draw:id="id12" draw:layer="layout" svg:width="0.254cm" svg:height="0.254cm" svg:x="9.615cm" svg:y="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254cm" svg:height="0.254cm" svg:x="9.31cm" svg:y="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0.254cm" svg:height="0.254cm" svg:x="9.615cm" svg:y="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0.254cm" svg:height="0.254cm" svg:x="9.31cm" svg:y="6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2" draw:id="id42" draw:layer="layout" svg:width="0.254cm" svg:height="0.254cm" svg:x="9.615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1" draw:id="id41" draw:layer="layout" svg:width="0.254cm" svg:height="0.254cm" svg:x="9.31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5" draw:id="id45" draw:layer="layout" svg:width="0.254cm" svg:height="0.254cm" svg:x="9.615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2" draw:id="id152" draw:layer="layout" svg:width="0.254cm" svg:height="0.254cm" svg:x="10.029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4" draw:id="id34" draw:layer="layout" svg:width="0.254cm" svg:height="0.254cm" svg:x="10.334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0.254cm" svg:height="0.254cm" svg:x="10.029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6" draw:id="id36" draw:layer="layout" svg:width="0.254cm" svg:height="0.254cm" svg:x="10.334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5" draw:id="id35" draw:layer="layout" svg:width="0.254cm" svg:height="0.254cm" svg:x="10.029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0.254cm" svg:height="0.254cm" svg:x="10.334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254cm" svg:height="0.254cm" svg:x="10.029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4" draw:id="id44" draw:layer="layout" svg:width="0.254cm" svg:height="0.254cm" svg:x="10.334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3" draw:id="id43" draw:layer="layout" svg:width="0.254cm" svg:height="0.254cm" svg:x="10.029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7" draw:id="id47" draw:layer="layout" svg:width="0.254cm" svg:height="0.254cm" svg:x="10.334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6" draw:id="id46" draw:layer="layout" svg:width="0.254cm" svg:height="0.254cm" svg:x="10.029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0" draw:id="id50" draw:layer="layout" svg:width="0.254cm" svg:height="0.254cm" svg:x="10.334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3" draw:id="id153" draw:layer="layout" svg:width="0.254cm" svg:height="0.254cm" svg:x="10.639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8" draw:id="id38" draw:layer="layout" svg:width="0.254cm" svg:height="0.254cm" svg:x="11.074cm" svg:y="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7" draw:id="id37" draw:layer="layout" svg:width="0.254cm" svg:height="0.254cm" svg:x="10.639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5" draw:id="id65" draw:layer="layout" svg:width="0.254cm" svg:height="0.254cm" svg:x="11.074cm" svg:y="3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4" draw:id="id64" draw:layer="layout" svg:width="0.254cm" svg:height="0.254cm" svg:x="10.639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1" draw:id="id61" draw:layer="layout" svg:width="0.254cm" svg:height="0.254cm" svg:x="11.074cm" svg:y="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0" draw:id="id60" draw:layer="layout" svg:width="0.254cm" svg:height="0.254cm" svg:x="10.639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9" draw:id="id49" draw:layer="layout" svg:width="0.254cm" svg:height="0.254cm" svg:x="11.074cm" svg:y="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8" draw:id="id48" draw:layer="layout" svg:width="0.254cm" svg:height="0.254cm" svg:x="10.639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2" draw:id="id52" draw:layer="layout" svg:width="0.254cm" svg:height="0.254cm" svg:x="11.074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1" draw:id="id51" draw:layer="layout" svg:width="0.254cm" svg:height="0.254cm" svg:x="10.639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5" draw:id="id55" draw:layer="layout" svg:width="0.254cm" svg:height="0.254cm" svg:x="11.074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9" draw:id="id39" draw:layer="layout" svg:width="0.254cm" svg:height="0.254cm" svg:x="11.379cm" svg:y="1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9" draw:id="id149" draw:layer="layout" svg:width="0.254cm" svg:height="0.254cm" svg:x="11.684cm" svg:y="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6" draw:id="id66" draw:layer="layout" svg:width="0.254cm" svg:height="0.254cm" svg:x="11.379cm" svg:y="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3" draw:id="id63" draw:layer="layout" svg:width="0.254cm" svg:height="0.254cm" svg:x="11.684cm" svg:y="3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2" draw:id="id62" draw:layer="layout" svg:width="0.254cm" svg:height="0.254cm" svg:x="11.379cm" svg:y="3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8" draw:id="id68" draw:layer="layout" svg:width="0.254cm" svg:height="0.254cm" svg:x="11.684cm" svg:y="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7" draw:id="id67" draw:layer="layout" svg:width="0.254cm" svg:height="0.254cm" svg:x="11.379cm" svg:y="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4" draw:id="id54" draw:layer="layout" svg:width="0.254cm" svg:height="0.254cm" svg:x="11.684cm" svg:y="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3" draw:id="id53" draw:layer="layout" svg:width="0.254cm" svg:height="0.254cm" svg:x="11.379cm" svg:y="6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7" draw:id="id57" draw:layer="layout" svg:width="0.254cm" svg:height="0.254cm" svg:x="11.684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6" draw:id="id56" draw:layer="layout" svg:width="0.254cm" svg:height="0.254cm" svg:x="11.379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8" draw:id="id58" draw:layer="layout" svg:width="0.254cm" svg:height="0.254cm" svg:x="11.684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5" draw:id="id155" draw:layer="layout" svg:width="0.254cm" svg:height="0.254cm" svg:x="12.08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8" draw:id="id148" draw:layer="layout" svg:width="0.254cm" svg:height="0.254cm" svg:x="12.393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0" draw:id="id150" draw:layer="layout" svg:width="0.254cm" svg:height="0.254cm" svg:x="12.08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0" draw:id="id70" draw:layer="layout" svg:width="0.254cm" svg:height="0.254cm" svg:x="12.393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9" draw:id="id69" draw:layer="layout" svg:width="0.254cm" svg:height="0.254cm" svg:x="12.08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3" draw:id="id73" draw:layer="layout" svg:width="0.254cm" svg:height="0.254cm" svg:x="12.393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2" draw:id="id72" draw:layer="layout" svg:width="0.254cm" svg:height="0.254cm" svg:x="12.08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8" draw:id="id78" draw:layer="layout" svg:width="0.254cm" svg:height="0.254cm" svg:x="12.39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7" draw:id="id77" draw:layer="layout" svg:width="0.254cm" svg:height="0.254cm" svg:x="12.08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3" draw:id="id83" draw:layer="layout" svg:width="0.254cm" svg:height="0.254cm" svg:x="12.393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9" draw:id="id59" draw:layer="layout" svg:width="0.254cm" svg:height="0.254cm" svg:x="12.08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9" draw:id="id89" draw:layer="layout" svg:width="0.254cm" svg:height="0.254cm" svg:x="12.393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7" draw:id="id147" draw:layer="layout" svg:width="0.254cm" svg:height="0.254cm" svg:x="12.69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5" draw:id="id145" draw:layer="layout" svg:width="0.254cm" svg:height="0.254cm" svg:x="13.133cm" svg:y="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1" draw:id="id71" draw:layer="layout" svg:width="0.254cm" svg:height="0.254cm" svg:x="12.69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5" draw:id="id75" draw:layer="layout" svg:width="0.254cm" svg:height="0.254cm" svg:x="13.133cm" svg:y="3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4" draw:id="id74" draw:layer="layout" svg:width="0.254cm" svg:height="0.254cm" svg:x="12.69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0" draw:id="id80" draw:layer="layout" svg:width="0.254cm" svg:height="0.254cm" svg:x="13.133cm" svg:y="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9" draw:id="id79" draw:layer="layout" svg:width="0.254cm" svg:height="0.254cm" svg:x="12.69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5" draw:id="id85" draw:layer="layout" svg:width="0.254cm" svg:height="0.254cm" svg:x="13.133cm" svg:y="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4" draw:id="id84" draw:layer="layout" svg:width="0.254cm" svg:height="0.254cm" svg:x="12.69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1" draw:id="id91" draw:layer="layout" svg:width="0.254cm" svg:height="0.254cm" svg:x="13.133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0" draw:id="id90" draw:layer="layout" svg:width="0.254cm" svg:height="0.254cm" svg:x="12.69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4" draw:id="id94" draw:layer="layout" svg:width="0.254cm" svg:height="0.254cm" svg:x="13.133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6" draw:id="id146" draw:layer="layout" svg:width="0.254cm" svg:height="0.254cm" svg:x="13.438cm" svg:y="1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4" draw:id="id144" draw:layer="layout" svg:width="0.254cm" svg:height="0.254cm" svg:x="13.743cm" svg:y="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6" draw:id="id76" draw:layer="layout" svg:width="0.254cm" svg:height="0.254cm" svg:x="13.438cm" svg:y="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2" draw:id="id82" draw:layer="layout" svg:width="0.254cm" svg:height="0.254cm" svg:x="13.743cm" svg:y="3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1" draw:id="id81" draw:layer="layout" svg:width="0.254cm" svg:height="0.254cm" svg:x="13.438cm" svg:y="3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7" draw:id="id87" draw:layer="layout" svg:width="0.254cm" svg:height="0.254cm" svg:x="13.743cm" svg:y="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6" draw:id="id86" draw:layer="layout" svg:width="0.254cm" svg:height="0.254cm" svg:x="13.438cm" svg:y="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3" draw:id="id93" draw:layer="layout" svg:width="0.254cm" svg:height="0.254cm" svg:x="13.743cm" svg:y="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2" draw:id="id92" draw:layer="layout" svg:width="0.254cm" svg:height="0.254cm" svg:x="13.438cm" svg:y="6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6" draw:id="id96" draw:layer="layout" svg:width="0.254cm" svg:height="0.254cm" svg:x="13.743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5" draw:id="id95" draw:layer="layout" svg:width="0.254cm" svg:height="0.254cm" svg:x="13.438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8" draw:id="id98" draw:layer="layout" svg:width="0.254cm" svg:height="0.254cm" svg:x="13.743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3" draw:id="id143" draw:layer="layout" svg:width="0.254cm" svg:height="0.254cm" svg:x="14.154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1" draw:id="id141" draw:layer="layout" svg:width="0.254cm" svg:height="0.254cm" svg:x="14.459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0" draw:id="id140" draw:layer="layout" svg:width="0.254cm" svg:height="0.254cm" svg:x="14.154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7" draw:id="id127" draw:layer="layout" svg:width="0.254cm" svg:height="0.254cm" svg:x="14.459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8" draw:id="id88" draw:layer="layout" svg:width="0.254cm" svg:height="0.254cm" svg:x="14.154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5" draw:id="id125" draw:layer="layout" svg:width="0.254cm" svg:height="0.254cm" svg:x="14.459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4" draw:id="id124" draw:layer="layout" svg:width="0.254cm" svg:height="0.254cm" svg:x="14.154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0" draw:id="id120" draw:layer="layout" svg:width="0.254cm" svg:height="0.254cm" svg:x="14.459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7" draw:id="id97" draw:layer="layout" svg:width="0.254cm" svg:height="0.254cm" svg:x="14.154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0" draw:id="id100" draw:layer="layout" svg:width="0.254cm" svg:height="0.254cm" svg:x="14.459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9" draw:id="id99" draw:layer="layout" svg:width="0.254cm" svg:height="0.254cm" svg:x="14.154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1" draw:id="id101" draw:layer="layout" svg:width="0.254cm" svg:height="0.254cm" svg:x="14.459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2" draw:id="id142" draw:layer="layout" svg:width="0.254cm" svg:height="0.254cm" svg:x="14.764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8" draw:id="id138" draw:layer="layout" svg:width="0.254cm" svg:height="0.254cm" svg:x="15.199cm" svg:y="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9" draw:id="id139" draw:layer="layout" svg:width="0.254cm" svg:height="0.254cm" svg:x="14.764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8" draw:id="id128" draw:layer="layout" svg:width="0.254cm" svg:height="0.254cm" svg:x="15.199cm" svg:y="3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6" draw:id="id126" draw:layer="layout" svg:width="0.254cm" svg:height="0.254cm" svg:x="14.764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2" draw:id="id122" draw:layer="layout" svg:width="0.254cm" svg:height="0.254cm" svg:x="15.199cm" svg:y="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1" draw:id="id121" draw:layer="layout" svg:width="0.254cm" svg:height="0.254cm" svg:x="14.764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7" draw:id="id117" draw:layer="layout" svg:width="0.254cm" svg:height="0.254cm" svg:x="15.199cm" svg:y="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6" draw:id="id116" draw:layer="layout" svg:width="0.254cm" svg:height="0.254cm" svg:x="14.764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3" draw:id="id103" draw:layer="layout" svg:width="0.254cm" svg:height="0.254cm" svg:x="15.199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02" draw:id="id102" draw:layer="layout" svg:width="0.254cm" svg:height="0.254cm" svg:x="14.764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8" draw:id="id108" draw:layer="layout" svg:width="0.254cm" svg:height="0.254cm" svg:x="15.199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37" draw:id="id137" draw:layer="layout" svg:width="0.254cm" svg:height="0.254cm" svg:x="15.504cm" svg:y="1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0" draw:id="id130" draw:layer="layout" svg:width="0.254cm" svg:height="0.254cm" svg:x="15.809cm" svg:y="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9" draw:id="id129" draw:layer="layout" svg:width="0.254cm" svg:height="0.254cm" svg:x="15.504cm" svg:y="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2" draw:id="id132" draw:layer="layout" svg:width="0.254cm" svg:height="0.254cm" svg:x="15.809cm" svg:y="3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3" draw:id="id123" draw:layer="layout" svg:width="0.254cm" svg:height="0.254cm" svg:x="15.504cm" svg:y="3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9" draw:id="id119" draw:layer="layout" svg:width="0.254cm" svg:height="0.254cm" svg:x="15.809cm" svg:y="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8" draw:id="id118" draw:layer="layout" svg:width="0.254cm" svg:height="0.254cm" svg:x="15.504cm" svg:y="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05" draw:id="id105" draw:layer="layout" svg:width="0.254cm" svg:height="0.254cm" svg:x="15.809cm" svg:y="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4" draw:id="id104" draw:layer="layout" svg:width="0.254cm" svg:height="0.254cm" svg:x="15.504cm" svg:y="6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0" draw:id="id110" draw:layer="layout" svg:width="0.254cm" svg:height="0.254cm" svg:x="15.809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9" draw:id="id109" draw:layer="layout" svg:width="0.254cm" svg:height="0.254cm" svg:x="15.504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3" draw:id="id113" draw:layer="layout" svg:width="0.254cm" svg:height="0.254cm" svg:x="15.809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1" draw:id="id131" draw:layer="layout" svg:width="0.254cm" svg:height="0.254cm" svg:x="16.244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6" draw:id="id136" draw:layer="layout" svg:width="0.254cm" svg:height="0.254cm" svg:x="16.549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4" draw:id="id134" draw:layer="layout" svg:width="0.254cm" svg:height="0.254cm" svg:x="16.244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5" draw:id="id135" draw:layer="layout" svg:width="0.254cm" svg:height="0.254cm" svg:x="16.549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3" draw:id="id133" draw:layer="layout" svg:width="0.254cm" svg:height="0.254cm" svg:x="16.244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7" draw:id="id107" draw:layer="layout" svg:width="0.254cm" svg:height="0.254cm" svg:x="16.549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6" draw:id="id106" draw:layer="layout" svg:width="0.254cm" svg:height="0.254cm" svg:x="16.244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2" draw:id="id112" draw:layer="layout" svg:width="0.254cm" svg:height="0.254cm" svg:x="16.549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1" draw:id="id111" draw:layer="layout" svg:width="0.254cm" svg:height="0.254cm" svg:x="16.244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5" draw:id="id115" draw:layer="layout" svg:width="0.254cm" svg:height="0.254cm" svg:x="16.549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4" draw:id="id114" draw:layer="layout" svg:width="0.254cm" svg:height="0.254cm" svg:x="16.244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56" draw:id="id156" draw:layer="layout" svg:width="0.254cm" svg:height="0.254cm" svg:x="16.549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8.482cm" svg:y1="8.13cm" svg:x2="8.607cm" svg:y2="7.875cm" draw:start-shape="id1" draw:start-glue-point="11" draw:end-shape="id2" draw:end-glue-point="7" svg:d="M8482 8130l125-255" svg:viewBox="0 0 126 256">
          <text:p/>
        </draw:connector>
        <draw:connector draw:style-name="gr6" draw:text-style-name="P6" draw:layer="layout" draw:type="line" svg:x1="8.787cm" svg:y1="7.695cm" svg:x2="9.042cm" svg:y2="7.205cm" draw:start-shape="id2" draw:start-glue-point="11" draw:end-shape="id3" draw:end-glue-point="7" svg:d="M8787 7695l255-490" svg:viewBox="0 0 256 491">
          <text:p/>
        </draw:connector>
        <draw:connector draw:style-name="gr6" draw:text-style-name="P6" draw:layer="layout" draw:type="line" svg:x1="9.222cm" svg:y1="7.025cm" svg:x2="9.347cm" svg:y2="6.37cm" draw:start-shape="id3" draw:start-glue-point="11" draw:end-shape="id4" draw:end-glue-point="7" svg:d="M9222 7025l125-655" svg:viewBox="0 0 126 656">
          <text:p/>
        </draw:connector>
        <draw:connector draw:style-name="gr6" draw:text-style-name="P6" draw:layer="layout" draw:type="line" svg:x1="9.527cm" svg:y1="6.19cm" svg:x2="9.652cm" svg:y2="5.935cm" draw:start-shape="id4" draw:start-glue-point="11" draw:end-shape="id5" draw:end-glue-point="7" svg:d="M9527 6190l125-255" svg:viewBox="0 0 126 256">
          <text:p/>
        </draw:connector>
        <draw:connector draw:style-name="gr6" draw:text-style-name="P6" draw:layer="layout" draw:type="line" svg:x1="9.832cm" svg:y1="5.755cm" svg:x2="10.08cm" svg:y2="5.335cm" draw:start-shape="id5" draw:start-glue-point="11" svg:d="M9832 5755l248-420" svg:viewBox="0 0 249 421">
          <text:p/>
        </draw:connector>
        <draw:connector draw:style-name="gr6" draw:text-style-name="P6" draw:layer="layout" draw:type="line" svg:x1="10.246cm" svg:y1="5.155cm" svg:x2="10.371cm" svg:y2="4.5cm" draw:start-shape="id6" draw:start-glue-point="11" draw:end-shape="id7" draw:end-glue-point="7" svg:d="M10246 5155l125-655" svg:viewBox="0 0 126 656">
          <text:p/>
        </draw:connector>
        <draw:connector draw:style-name="gr6" draw:text-style-name="P6" draw:layer="layout" draw:type="line" svg:x1="8.482cm" svg:y1="6.86cm" svg:x2="8.607cm" svg:y2="6.605cm" draw:start-shape="id8" draw:start-glue-point="11" draw:end-shape="id9" draw:end-glue-point="7" svg:d="M8482 6860l125-255" svg:viewBox="0 0 126 256">
          <text:p/>
        </draw:connector>
        <draw:connector draw:style-name="gr6" draw:text-style-name="P6" draw:layer="layout" draw:type="line" svg:x1="8.787cm" svg:y1="6.425cm" svg:x2="9.042cm" svg:y2="5.935cm" draw:start-shape="id9" draw:start-glue-point="11" draw:end-shape="id10" draw:end-glue-point="7" svg:d="M8787 6425l255-490" svg:viewBox="0 0 256 491">
          <text:p/>
        </draw:connector>
        <draw:connector draw:style-name="gr6" draw:text-style-name="P6" draw:layer="layout" draw:type="line" svg:x1="9.222cm" svg:y1="5.755cm" svg:x2="9.347cm" svg:y2="5.1cm" draw:start-shape="id10" draw:start-glue-point="11" draw:end-shape="id11" draw:end-glue-point="7" svg:d="M9222 5755l125-655" svg:viewBox="0 0 126 656">
          <text:p/>
        </draw:connector>
        <draw:connector draw:style-name="gr6" draw:text-style-name="P6" draw:layer="layout" draw:type="line" svg:x1="9.527cm" svg:y1="4.92cm" svg:x2="9.652cm" svg:y2="4.665cm" draw:start-shape="id11" draw:start-glue-point="11" draw:end-shape="id12" draw:end-glue-point="7" svg:d="M9527 4920l125-255" svg:viewBox="0 0 126 256">
          <text:p/>
        </draw:connector>
        <draw:connector draw:style-name="gr6" draw:text-style-name="P6" draw:layer="layout" draw:type="line" svg:x1="8.177cm" svg:y1="6.425cm" svg:x2="8.302cm" svg:y2="5.77cm" draw:start-shape="id13" draw:start-glue-point="11" draw:end-shape="id14" draw:end-glue-point="7" svg:d="M8177 6425l125-655" svg:viewBox="0 0 126 656">
          <text:p/>
        </draw:connector>
        <draw:connector draw:style-name="gr6" draw:text-style-name="P6" draw:layer="layout" draw:type="line" svg:x1="8.482cm" svg:y1="5.59cm" svg:x2="8.607cm" svg:y2="5.335cm" draw:start-shape="id14" draw:start-glue-point="11" draw:end-shape="id15" draw:end-glue-point="7" svg:d="M8482 5590l125-255" svg:viewBox="0 0 126 256">
          <text:p/>
        </draw:connector>
        <draw:connector draw:style-name="gr6" draw:text-style-name="P6" draw:layer="layout" draw:type="line" svg:x1="8.787cm" svg:y1="5.155cm" svg:x2="9.042cm" svg:y2="4.665cm" draw:start-shape="id15" draw:start-glue-point="11" draw:end-shape="id16" draw:end-glue-point="7" svg:d="M8787 5155l255-490" svg:viewBox="0 0 256 491">
          <text:p/>
        </draw:connector>
        <draw:connector draw:style-name="gr6" draw:text-style-name="P6" draw:layer="layout" draw:type="line" svg:x1="8.177cm" svg:y1="5.155cm" svg:x2="8.302cm" svg:y2="4.5cm" draw:start-shape="id17" draw:start-glue-point="11" draw:end-shape="id18" draw:end-glue-point="7" svg:d="M8177 5155l125-655" svg:viewBox="0 0 126 656">
          <text:p/>
        </draw:connector>
        <draw:connector draw:style-name="gr6" draw:text-style-name="P6" draw:layer="layout" draw:type="line" svg:x1="8.177cm" svg:y1="3.885cm" svg:x2="8.302cm" svg:y2="3.23cm" draw:start-shape="id19" draw:start-glue-point="11" draw:end-shape="id20" draw:end-glue-point="7" svg:d="M8177 3885l125-655" svg:viewBox="0 0 126 656">
          <text:p/>
        </draw:connector>
        <draw:connector draw:style-name="gr6" draw:text-style-name="P6" draw:layer="layout" draw:type="line" svg:x1="8.482cm" svg:y1="4.32cm" svg:x2="8.607cm" svg:y2="4.065cm" draw:start-shape="id18" draw:start-glue-point="11" draw:end-shape="id21" draw:end-glue-point="7" svg:d="M8482 4320l125-255" svg:viewBox="0 0 126 256">
          <text:p/>
        </draw:connector>
        <draw:connector draw:style-name="gr6" draw:text-style-name="P6" draw:layer="layout" draw:type="line" svg:x1="8.787cm" svg:y1="3.885cm" svg:x2="9.042cm" svg:y2="3.395cm" draw:start-shape="id21" draw:start-glue-point="11" draw:end-shape="id22" draw:end-glue-point="7" svg:d="M8787 3885l255-490" svg:viewBox="0 0 256 491">
          <text:p/>
        </draw:connector>
        <draw:connector draw:style-name="gr6" draw:text-style-name="P6" draw:layer="layout" draw:type="line" svg:x1="9.222cm" svg:y1="4.485cm" svg:x2="9.347cm" svg:y2="3.83cm" draw:start-shape="id16" draw:start-glue-point="11" draw:end-shape="id23" draw:end-glue-point="7" svg:d="M9222 4485l125-655" svg:viewBox="0 0 126 656">
          <text:p/>
        </draw:connector>
        <draw:connector draw:style-name="gr6" draw:text-style-name="P6" draw:layer="layout" draw:type="line" svg:x1="9.832cm" svg:y1="4.485cm" svg:x2="10.08cm" svg:y2="3.765cm" svg:d="M9832 4485l248-720" svg:viewBox="0 0 249 721">
          <text:p/>
        </draw:connector>
        <draw:connector draw:style-name="gr6" draw:text-style-name="P6" draw:layer="layout" draw:type="line" svg:x1="9.527cm" svg:y1="3.65cm" svg:x2="9.652cm" svg:y2="3.395cm" draw:start-shape="id23" draw:start-glue-point="11" draw:end-shape="id24" draw:end-glue-point="7" svg:d="M9527 3650l125-255" svg:viewBox="0 0 126 256">
          <text:p/>
        </draw:connector>
        <draw:connector draw:style-name="gr6" draw:text-style-name="P6" draw:layer="layout" draw:type="line" svg:x1="9.222cm" svg:y1="3.215cm" svg:x2="9.347cm" svg:y2="2.56cm" draw:start-shape="id22" draw:start-glue-point="11" draw:end-shape="id25" draw:end-glue-point="7" svg:d="M9222 3215l125-655" svg:viewBox="0 0 126 656">
          <text:p/>
        </draw:connector>
        <draw:connector draw:style-name="gr6" draw:text-style-name="P6" draw:layer="layout" draw:type="line" svg:x1="8.482cm" svg:y1="3.05cm" svg:x2="8.607cm" svg:y2="2.795cm" draw:start-shape="id20" draw:start-glue-point="11" draw:end-shape="id26" draw:end-glue-point="7" svg:d="M8482 3050l125-255" svg:viewBox="0 0 126 256">
          <text:p/>
        </draw:connector>
        <draw:connector draw:style-name="gr6" draw:text-style-name="P6" draw:layer="layout" draw:type="line" svg:x1="8.177cm" svg:y1="2.615cm" svg:x2="8.302cm" svg:y2="1.96cm" draw:start-shape="id27" draw:start-glue-point="11" draw:end-shape="id28" draw:end-glue-point="7" svg:d="M8177 2615l125-655" svg:viewBox="0 0 126 656">
          <text:p/>
        </draw:connector>
        <draw:connector draw:style-name="gr6" draw:text-style-name="P6" draw:layer="layout" draw:type="line" svg:x1="8.787cm" svg:y1="2.615cm" svg:x2="9.042cm" svg:y2="2.125cm" draw:start-shape="id26" draw:start-glue-point="11" draw:end-shape="id29" draw:end-glue-point="7" svg:d="M8787 2615l255-490" svg:viewBox="0 0 256 491">
          <text:p/>
        </draw:connector>
        <draw:connector draw:style-name="gr6" draw:text-style-name="P6" draw:layer="layout" draw:type="line" svg:x1="8.482cm" svg:y1="1.78cm" svg:x2="8.607cm" svg:y2="1.525cm" draw:start-shape="id28" draw:start-glue-point="11" draw:end-shape="id30" draw:end-glue-point="7" svg:d="M8482 1780l125-255" svg:viewBox="0 0 126 256">
          <text:p/>
        </draw:connector>
        <draw:connector draw:style-name="gr6" draw:text-style-name="P6" draw:layer="layout" draw:type="line" svg:x1="9.222cm" svg:y1="1.945cm" svg:x2="9.347cm" svg:y2="1.29cm" draw:start-shape="id29" draw:start-glue-point="11" draw:end-shape="id31" draw:end-glue-point="7" svg:d="M9222 1945l125-655" svg:viewBox="0 0 126 656">
          <text:p/>
        </draw:connector>
        <draw:connector draw:style-name="gr6" draw:text-style-name="P6" draw:layer="layout" draw:type="line" svg:x1="9.527cm" svg:y1="2.38cm" svg:x2="9.652cm" svg:y2="2.125cm" draw:start-shape="id25" draw:start-glue-point="11" draw:end-shape="id32" draw:end-glue-point="7" svg:d="M9527 2380l125-255" svg:viewBox="0 0 126 256">
          <text:p/>
        </draw:connector>
        <draw:connector draw:style-name="gr6" draw:text-style-name="P6" draw:layer="layout" draw:type="line" svg:x1="9.832cm" svg:y1="1.945cm" svg:x2="10.08cm" svg:y2="1.525cm" draw:start-shape="id32" draw:start-glue-point="11" svg:d="M9832 1945l248-420" svg:viewBox="0 0 249 421">
          <text:p/>
        </draw:connector>
        <draw:connector draw:style-name="gr6" draw:text-style-name="P6" draw:layer="layout" draw:type="line" svg:x1="9.832cm" svg:y1="3.215cm" svg:x2="10.08cm" svg:y2="2.795cm" draw:start-shape="id24" draw:start-glue-point="11" svg:d="M9832 3215l248-420" svg:viewBox="0 0 249 421">
          <text:p/>
        </draw:connector>
        <draw:connector draw:style-name="gr6" draw:text-style-name="P6" draw:layer="layout" draw:type="line" svg:x1="10.246cm" svg:y1="2.615cm" svg:x2="10.371cm" svg:y2="1.96cm" draw:start-shape="id33" draw:start-glue-point="11" draw:end-shape="id34" draw:end-glue-point="7" svg:d="M10246 2615l125-655" svg:viewBox="0 0 126 656">
          <text:p/>
        </draw:connector>
        <draw:connector draw:style-name="gr6" draw:text-style-name="P6" draw:layer="layout" draw:type="line" svg:x1="10.551cm" svg:y1="1.78cm" svg:x2="10.691cm" svg:y2="1.525cm" draw:start-shape="id34" draw:start-glue-point="11" svg:d="M10551 1780l140-255" svg:viewBox="0 0 141 256">
          <text:p/>
        </draw:connector>
        <draw:connector draw:style-name="gr6" draw:text-style-name="P6" draw:layer="layout" draw:type="line" svg:x1="10.246cm" svg:y1="3.885cm" svg:x2="10.371cm" svg:y2="3.23cm" draw:start-shape="id35" draw:start-glue-point="11" draw:end-shape="id36" draw:end-glue-point="7" svg:d="M10246 3885l125-655" svg:viewBox="0 0 126 656">
          <text:p/>
        </draw:connector>
        <draw:connector draw:style-name="gr6" draw:text-style-name="P6" draw:layer="layout" draw:type="line" svg:x1="10.551cm" svg:y1="3.05cm" svg:x2="10.691cm" svg:y2="2.795cm" draw:start-shape="id36" draw:start-glue-point="11" svg:d="M10551 3050l140-255" svg:viewBox="0 0 141 256">
          <text:p/>
        </draw:connector>
        <draw:connector draw:style-name="gr6" draw:text-style-name="P6" draw:layer="layout" draw:type="line" svg:x1="10.856cm" svg:y1="2.615cm" svg:x2="11.111cm" svg:y2="2.125cm" draw:start-shape="id37" draw:start-glue-point="11" draw:end-shape="id38" draw:end-glue-point="7" svg:d="M10856 2615l255-490" svg:viewBox="0 0 256 491">
          <text:p/>
        </draw:connector>
        <draw:connector draw:style-name="gr6" draw:text-style-name="P6" draw:layer="layout" draw:type="line" svg:x1="11.291cm" svg:y1="1.945cm" svg:x2="11.416cm" svg:y2="1.29cm" draw:start-shape="id38" draw:start-glue-point="11" draw:end-shape="id39" draw:end-glue-point="7" svg:d="M11291 1945l125-655" svg:viewBox="0 0 126 656">
          <text:p/>
        </draw:connector>
        <draw:connector draw:style-name="gr6" draw:text-style-name="P6" draw:layer="layout" draw:type="line" svg:x1="9.222cm" svg:y1="8.295cm" svg:x2="9.347cm" svg:y2="7.64cm" draw:start-shape="id40" draw:start-glue-point="11" draw:end-shape="id41" draw:end-glue-point="7" svg:d="M9222 8295l125-655" svg:viewBox="0 0 126 656">
          <text:p/>
        </draw:connector>
        <draw:connector draw:style-name="gr6" draw:text-style-name="P6" draw:layer="layout" draw:type="line" svg:x1="9.527cm" svg:y1="7.46cm" svg:x2="9.652cm" svg:y2="7.205cm" draw:start-shape="id41" draw:start-glue-point="11" draw:end-shape="id42" draw:end-glue-point="7" svg:d="M9527 7460l125-255" svg:viewBox="0 0 126 256">
          <text:p/>
        </draw:connector>
        <draw:connector draw:style-name="gr6" draw:text-style-name="P6" draw:layer="layout" draw:type="line" svg:x1="9.832cm" svg:y1="7.025cm" svg:x2="10.08cm" svg:y2="6.605cm" draw:start-shape="id42" draw:start-glue-point="11" svg:d="M9832 7025l248-420" svg:viewBox="0 0 249 421">
          <text:p/>
        </draw:connector>
        <draw:connector draw:style-name="gr6" draw:text-style-name="P6" draw:layer="layout" draw:type="line" svg:x1="10.246cm" svg:y1="6.425cm" svg:x2="10.371cm" svg:y2="5.77cm" draw:start-shape="id43" draw:start-glue-point="11" draw:end-shape="id44" draw:end-glue-point="7" svg:d="M10246 6425l125-655" svg:viewBox="0 0 126 656">
          <text:p/>
        </draw:connector>
        <draw:connector draw:style-name="gr6" draw:text-style-name="P6" draw:layer="layout" draw:type="line" svg:x1="9.832cm" svg:y1="8.295cm" svg:x2="10.08cm" svg:y2="7.875cm" draw:start-shape="id45" draw:start-glue-point="11" svg:d="M9832 8295l248-420" svg:viewBox="0 0 249 421">
          <text:p/>
        </draw:connector>
        <draw:connector draw:style-name="gr6" draw:text-style-name="P6" draw:layer="layout" draw:type="line" svg:x1="10.246cm" svg:y1="7.695cm" svg:x2="10.371cm" svg:y2="7.04cm" draw:start-shape="id46" draw:start-glue-point="11" draw:end-shape="id47" draw:end-glue-point="7" svg:d="M10246 7695l125-655" svg:viewBox="0 0 126 656">
          <text:p/>
        </draw:connector>
        <draw:connector draw:style-name="gr6" draw:text-style-name="P6" draw:layer="layout" draw:type="line" svg:x1="10.551cm" svg:y1="6.86cm" svg:x2="10.691cm" svg:y2="6.605cm" draw:start-shape="id47" draw:start-glue-point="11" svg:d="M10551 6860l140-255" svg:viewBox="0 0 141 256">
          <text:p/>
        </draw:connector>
        <draw:connector draw:style-name="gr6" draw:text-style-name="P6" draw:layer="layout" draw:type="line" svg:x1="10.856cm" svg:y1="6.425cm" svg:x2="11.111cm" svg:y2="5.935cm" draw:start-shape="id48" draw:start-glue-point="11" draw:end-shape="id49" draw:end-glue-point="7" svg:d="M10856 6425l255-490" svg:viewBox="0 0 256 491">
          <text:p/>
        </draw:connector>
        <draw:connector draw:style-name="gr6" draw:text-style-name="P6" draw:layer="layout" draw:type="line" svg:x1="10.551cm" svg:y1="8.13cm" svg:x2="10.691cm" svg:y2="7.875cm" draw:start-shape="id50" draw:start-glue-point="11" svg:d="M10551 8130l140-255" svg:viewBox="0 0 141 256">
          <text:p/>
        </draw:connector>
        <draw:connector draw:style-name="gr6" draw:text-style-name="P6" draw:layer="layout" draw:type="line" svg:x1="10.856cm" svg:y1="7.695cm" svg:x2="11.111cm" svg:y2="7.205cm" draw:start-shape="id51" draw:start-glue-point="11" draw:end-shape="id52" draw:end-glue-point="7" svg:d="M10856 7695l255-490" svg:viewBox="0 0 256 491">
          <text:p/>
        </draw:connector>
        <draw:connector draw:style-name="gr6" draw:text-style-name="P6" draw:layer="layout" draw:type="line" svg:x1="11.291cm" svg:y1="7.025cm" svg:x2="11.416cm" svg:y2="6.37cm" draw:start-shape="id52" draw:start-glue-point="11" draw:end-shape="id53" draw:end-glue-point="7" svg:d="M11291 7025l125-655" svg:viewBox="0 0 126 656">
          <text:p/>
        </draw:connector>
        <draw:connector draw:style-name="gr6" draw:text-style-name="P6" draw:layer="layout" draw:type="line" svg:x1="11.596cm" svg:y1="6.19cm" svg:x2="11.721cm" svg:y2="5.935cm" draw:start-shape="id53" draw:start-glue-point="11" draw:end-shape="id54" draw:end-glue-point="7" svg:d="M11596 6190l125-255" svg:viewBox="0 0 126 256">
          <text:p/>
        </draw:connector>
        <draw:connector draw:style-name="gr6" draw:text-style-name="P6" draw:layer="layout" draw:type="line" svg:x1="11.291cm" svg:y1="8.295cm" svg:x2="11.416cm" svg:y2="7.64cm" draw:start-shape="id55" draw:start-glue-point="11" draw:end-shape="id56" draw:end-glue-point="7" svg:d="M11291 8295l125-655" svg:viewBox="0 0 126 656">
          <text:p/>
        </draw:connector>
        <draw:connector draw:style-name="gr6" draw:text-style-name="P6" draw:layer="layout" draw:type="line" svg:x1="11.596cm" svg:y1="7.46cm" svg:x2="11.721cm" svg:y2="7.205cm" draw:start-shape="id56" draw:start-glue-point="11" draw:end-shape="id57" draw:end-glue-point="7" svg:d="M11596 7460l125-255" svg:viewBox="0 0 126 256">
          <text:p/>
        </draw:connector>
        <draw:connector draw:style-name="gr6" draw:text-style-name="P6" draw:layer="layout" draw:type="line" svg:x1="11.901cm" svg:y1="7.025cm" svg:x2="12.151cm" svg:y2="6.605cm" draw:start-shape="id57" draw:start-glue-point="11" svg:d="M11901 7025l250-420" svg:viewBox="0 0 251 421">
          <text:p/>
        </draw:connector>
        <draw:connector draw:style-name="gr6" draw:text-style-name="P6" draw:layer="layout" draw:type="line" svg:x1="11.901cm" svg:y1="8.295cm" svg:x2="12.151cm" svg:y2="7.875cm" draw:start-shape="id58" draw:start-glue-point="11" svg:d="M11901 8295l250-420" svg:viewBox="0 0 251 421">
          <text:p/>
        </draw:connector>
        <draw:connector draw:style-name="gr7" draw:text-style-name="P2" draw:layer="layout" draw:type="line" svg:x1="12.305cm" svg:y1="7.695cm" svg:x2="12.445cm" svg:y2="7.04cm" draw:start-shape="id59" draw:start-glue-point="11" svg:d="M12305 7695l140-655" svg:viewBox="0 0 141 656">
          <text:p/>
        </draw:connector>
        <draw:connector draw:style-name="gr6" draw:text-style-name="P6" draw:layer="layout" draw:type="line" svg:x1="10.551cm" svg:y1="5.59cm" svg:x2="10.691cm" svg:y2="5.335cm" draw:start-shape="id44" draw:start-glue-point="11" svg:d="M10551 5590l140-255" svg:viewBox="0 0 141 256">
          <text:p/>
        </draw:connector>
        <draw:connector draw:style-name="gr6" draw:text-style-name="P6" draw:layer="layout" draw:type="line" svg:x1="10.856cm" svg:y1="5.155cm" svg:x2="11.111cm" svg:y2="4.665cm" draw:start-shape="id60" draw:start-glue-point="11" draw:end-shape="id61" draw:end-glue-point="7" svg:d="M10856 5155l255-490" svg:viewBox="0 0 256 491">
          <text:p/>
        </draw:connector>
        <draw:connector draw:style-name="gr6" draw:text-style-name="P6" draw:layer="layout" draw:type="line" svg:x1="11.291cm" svg:y1="4.485cm" svg:x2="11.416cm" svg:y2="3.83cm" draw:start-shape="id61" draw:start-glue-point="11" draw:end-shape="id62" draw:end-glue-point="7" svg:d="M11291 4485l125-655" svg:viewBox="0 0 126 656">
          <text:p/>
        </draw:connector>
        <draw:connector draw:style-name="gr6" draw:text-style-name="P6" draw:layer="layout" draw:type="line" svg:x1="11.596cm" svg:y1="3.65cm" svg:x2="11.721cm" svg:y2="3.395cm" draw:start-shape="id62" draw:start-glue-point="11" draw:end-shape="id63" draw:end-glue-point="7" svg:d="M11596 3650l125-255" svg:viewBox="0 0 126 256">
          <text:p/>
        </draw:connector>
        <draw:connector draw:style-name="gr6" draw:text-style-name="P6" draw:layer="layout" draw:type="line" svg:x1="11.901cm" svg:y1="3.215cm" svg:x2="12.151cm" svg:y2="2.795cm" draw:start-shape="id63" draw:start-glue-point="11" svg:d="M11901 3215l250-420" svg:viewBox="0 0 251 421">
          <text:p/>
        </draw:connector>
        <draw:connector draw:style-name="gr6" draw:text-style-name="P6" draw:layer="layout" draw:type="line" svg:x1="10.551cm" svg:y1="4.32cm" svg:x2="10.691cm" svg:y2="4.065cm" draw:start-shape="id7" draw:start-glue-point="11" svg:d="M10551 4320l140-255" svg:viewBox="0 0 141 256">
          <text:p/>
        </draw:connector>
        <draw:connector draw:style-name="gr6" draw:text-style-name="P6" draw:layer="layout" draw:type="line" svg:x1="10.856cm" svg:y1="3.885cm" svg:x2="11.111cm" svg:y2="3.395cm" draw:start-shape="id64" draw:start-glue-point="11" draw:end-shape="id65" draw:end-glue-point="7" svg:d="M10856 3885l255-490" svg:viewBox="0 0 256 491">
          <text:p/>
        </draw:connector>
        <draw:connector draw:style-name="gr6" draw:text-style-name="P6" draw:layer="layout" draw:type="line" svg:x1="11.291cm" svg:y1="3.215cm" svg:x2="11.416cm" svg:y2="2.56cm" draw:start-shape="id65" draw:start-glue-point="11" draw:end-shape="id66" draw:end-glue-point="7" svg:d="M11291 3215l125-655" svg:viewBox="0 0 126 656">
          <text:p/>
        </draw:connector>
        <draw:connector draw:style-name="gr6" draw:text-style-name="P6" draw:layer="layout" draw:type="line" svg:x1="11.291cm" svg:y1="5.755cm" svg:x2="11.416cm" svg:y2="5.1cm" draw:start-shape="id49" draw:start-glue-point="11" draw:end-shape="id67" draw:end-glue-point="7" svg:d="M11291 5755l125-655" svg:viewBox="0 0 126 656">
          <text:p/>
        </draw:connector>
        <draw:connector draw:style-name="gr6" draw:text-style-name="P6" draw:layer="layout" draw:type="line" svg:x1="11.596cm" svg:y1="4.92cm" svg:x2="11.721cm" svg:y2="4.665cm" draw:start-shape="id67" draw:start-glue-point="11" draw:end-shape="id68" draw:end-glue-point="7" svg:d="M11596 4920l125-255" svg:viewBox="0 0 126 256">
          <text:p/>
        </draw:connector>
        <draw:connector draw:style-name="gr6" draw:text-style-name="P6" draw:layer="layout" draw:type="line" svg:x1="11.901cm" svg:y1="4.485cm" svg:x2="12.151cm" svg:y2="4.065cm" draw:start-shape="id68" draw:start-glue-point="11" svg:d="M11901 4485l250-420" svg:viewBox="0 0 251 421">
          <text:p/>
        </draw:connector>
        <draw:connector draw:style-name="gr7" draw:text-style-name="P2" draw:layer="layout" draw:type="line" svg:x1="12.305cm" svg:y1="3.885cm" svg:x2="12.445cm" svg:y2="3.23cm" draw:start-shape="id69" draw:start-glue-point="11" svg:d="M12305 3885l140-655" svg:viewBox="0 0 141 656">
          <text:p/>
        </draw:connector>
        <draw:connector draw:style-name="gr6" draw:text-style-name="P6" draw:layer="layout" draw:type="line" svg:x1="12.61cm" svg:y1="3.05cm" svg:x2="12.735cm" svg:y2="2.795cm" draw:start-shape="id70" draw:start-glue-point="11" draw:end-shape="id71" draw:end-glue-point="7" svg:d="M12610 3050l125-255" svg:viewBox="0 0 126 256">
          <text:p/>
        </draw:connector>
        <draw:connector draw:style-name="gr6" draw:text-style-name="P6" draw:layer="layout" draw:type="line" svg:x1="11.901cm" svg:y1="5.755cm" svg:x2="12.151cm" svg:y2="5.335cm" draw:start-shape="id54" draw:start-glue-point="11" svg:d="M11901 5755l250-420" svg:viewBox="0 0 251 421">
          <text:p/>
        </draw:connector>
        <draw:connector draw:style-name="gr7" draw:text-style-name="P2" draw:layer="layout" draw:type="line" svg:x1="12.305cm" svg:y1="5.155cm" svg:x2="12.445cm" svg:y2="4.5cm" draw:start-shape="id72" draw:start-glue-point="11" svg:d="M12305 5155l140-655" svg:viewBox="0 0 141 656">
          <text:p/>
        </draw:connector>
        <draw:connector draw:style-name="gr6" draw:text-style-name="P6" draw:layer="layout" draw:type="line" svg:x1="12.61cm" svg:y1="4.32cm" svg:x2="12.735cm" svg:y2="4.065cm" draw:start-shape="id73" draw:start-glue-point="11" draw:end-shape="id74" draw:end-glue-point="7" svg:d="M12610 4320l125-255" svg:viewBox="0 0 126 256">
          <text:p/>
        </draw:connector>
        <draw:connector draw:style-name="gr6" draw:text-style-name="P6" draw:layer="layout" draw:type="line" svg:x1="12.915cm" svg:y1="3.885cm" svg:x2="13.17cm" svg:y2="3.395cm" draw:start-shape="id74" draw:start-glue-point="11" draw:end-shape="id75" draw:end-glue-point="7" svg:d="M12915 3885l255-490" svg:viewBox="0 0 256 491">
          <text:p/>
        </draw:connector>
        <draw:connector draw:style-name="gr6" draw:text-style-name="P6" draw:layer="layout" draw:type="line" svg:x1="13.35cm" svg:y1="3.215cm" svg:x2="13.475cm" svg:y2="2.56cm" draw:start-shape="id75" draw:start-glue-point="11" draw:end-shape="id76" draw:end-glue-point="7" svg:d="M13350 3215l125-655" svg:viewBox="0 0 126 656">
          <text:p/>
        </draw:connector>
        <draw:connector draw:style-name="gr7" draw:text-style-name="P2" draw:layer="layout" draw:type="line" svg:x1="12.305cm" svg:y1="6.425cm" svg:x2="12.445cm" svg:y2="5.77cm" draw:start-shape="id77" draw:start-glue-point="11" svg:d="M12305 6425l140-655" svg:viewBox="0 0 141 656">
          <text:p/>
        </draw:connector>
        <draw:connector draw:style-name="gr6" draw:text-style-name="P6" draw:layer="layout" draw:type="line" svg:x1="12.61cm" svg:y1="5.59cm" svg:x2="12.735cm" svg:y2="5.335cm" draw:start-shape="id78" draw:start-glue-point="11" draw:end-shape="id79" draw:end-glue-point="7" svg:d="M12610 5590l125-255" svg:viewBox="0 0 126 256">
          <text:p/>
        </draw:connector>
        <draw:connector draw:style-name="gr6" draw:text-style-name="P6" draw:layer="layout" draw:type="line" svg:x1="12.915cm" svg:y1="5.155cm" svg:x2="13.17cm" svg:y2="4.665cm" draw:start-shape="id79" draw:start-glue-point="11" draw:end-shape="id80" draw:end-glue-point="7" svg:d="M12915 5155l255-490" svg:viewBox="0 0 256 491">
          <text:p/>
        </draw:connector>
        <draw:connector draw:style-name="gr6" draw:text-style-name="P6" draw:layer="layout" draw:type="line" svg:x1="13.35cm" svg:y1="4.485cm" svg:x2="13.475cm" svg:y2="3.83cm" draw:start-shape="id80" draw:start-glue-point="11" draw:end-shape="id81" draw:end-glue-point="7" svg:d="M13350 4485l125-655" svg:viewBox="0 0 126 656">
          <text:p/>
        </draw:connector>
        <draw:connector draw:style-name="gr6" draw:text-style-name="P6" draw:layer="layout" draw:type="line" svg:x1="13.655cm" svg:y1="3.65cm" svg:x2="13.78cm" svg:y2="3.395cm" draw:start-shape="id81" draw:start-glue-point="11" draw:end-shape="id82" draw:end-glue-point="7" svg:d="M13655 3650l125-255" svg:viewBox="0 0 126 256">
          <text:p/>
        </draw:connector>
        <draw:connector draw:style-name="gr6" draw:text-style-name="P6" draw:layer="layout" draw:type="line" svg:x1="12.61cm" svg:y1="6.86cm" svg:x2="12.735cm" svg:y2="6.605cm" draw:start-shape="id83" draw:start-glue-point="11" draw:end-shape="id84" draw:end-glue-point="7" svg:d="M12610 6860l125-255" svg:viewBox="0 0 126 256">
          <text:p/>
        </draw:connector>
        <draw:connector draw:style-name="gr6" draw:text-style-name="P6" draw:layer="layout" draw:type="line" svg:x1="12.915cm" svg:y1="6.425cm" svg:x2="13.17cm" svg:y2="5.935cm" draw:start-shape="id84" draw:start-glue-point="11" draw:end-shape="id85" draw:end-glue-point="7" svg:d="M12915 6425l255-490" svg:viewBox="0 0 256 491">
          <text:p/>
        </draw:connector>
        <draw:connector draw:style-name="gr6" draw:text-style-name="P6" draw:layer="layout" draw:type="line" svg:x1="13.35cm" svg:y1="5.755cm" svg:x2="13.475cm" svg:y2="5.1cm" draw:start-shape="id85" draw:start-glue-point="11" draw:end-shape="id86" draw:end-glue-point="7" svg:d="M13350 5755l125-655" svg:viewBox="0 0 126 656">
          <text:p/>
        </draw:connector>
        <draw:connector draw:style-name="gr6" draw:text-style-name="P6" draw:layer="layout" draw:type="line" svg:x1="13.655cm" svg:y1="4.92cm" svg:x2="13.78cm" svg:y2="4.665cm" draw:start-shape="id86" draw:start-glue-point="11" draw:end-shape="id87" draw:end-glue-point="7" svg:d="M13655 4920l125-255" svg:viewBox="0 0 126 256">
          <text:p/>
        </draw:connector>
        <draw:connector draw:style-name="gr6" draw:text-style-name="P6" draw:layer="layout" draw:type="line" svg:x1="13.96cm" svg:y1="4.485cm" svg:x2="14.191cm" svg:y2="4.065cm" draw:start-shape="id87" draw:start-glue-point="11" draw:end-shape="id88" draw:end-glue-point="7" svg:d="M13960 4485l231-420" svg:viewBox="0 0 232 421">
          <text:p/>
        </draw:connector>
        <draw:connector draw:style-name="gr6" draw:text-style-name="P6" draw:layer="layout" draw:type="line" svg:x1="12.61cm" svg:y1="8.13cm" svg:x2="12.735cm" svg:y2="7.875cm" draw:start-shape="id89" draw:start-glue-point="11" draw:end-shape="id90" draw:end-glue-point="7" svg:d="M12610 8130l125-255" svg:viewBox="0 0 126 256">
          <text:p/>
        </draw:connector>
        <draw:connector draw:style-name="gr6" draw:text-style-name="P6" draw:layer="layout" draw:type="line" svg:x1="12.915cm" svg:y1="7.695cm" svg:x2="13.17cm" svg:y2="7.205cm" draw:start-shape="id90" draw:start-glue-point="11" draw:end-shape="id91" draw:end-glue-point="7" svg:d="M12915 7695l255-490" svg:viewBox="0 0 256 491">
          <text:p/>
        </draw:connector>
        <draw:connector draw:style-name="gr6" draw:text-style-name="P6" draw:layer="layout" draw:type="line" svg:x1="13.35cm" svg:y1="7.025cm" svg:x2="13.475cm" svg:y2="6.37cm" draw:start-shape="id91" draw:start-glue-point="11" draw:end-shape="id92" draw:end-glue-point="7" svg:d="M13350 7025l125-655" svg:viewBox="0 0 126 656">
          <text:p/>
        </draw:connector>
        <draw:connector draw:style-name="gr6" draw:text-style-name="P6" draw:layer="layout" draw:type="line" svg:x1="13.655cm" svg:y1="6.19cm" svg:x2="13.78cm" svg:y2="5.935cm" draw:start-shape="id92" draw:start-glue-point="11" draw:end-shape="id93" draw:end-glue-point="7" svg:d="M13655 6190l125-255" svg:viewBox="0 0 126 256">
          <text:p/>
        </draw:connector>
        <draw:connector draw:style-name="gr6" draw:text-style-name="P6" draw:layer="layout" draw:type="line" svg:x1="13.35cm" svg:y1="8.295cm" svg:x2="13.475cm" svg:y2="7.64cm" draw:start-shape="id94" draw:start-glue-point="11" draw:end-shape="id95" draw:end-glue-point="7" svg:d="M13350 8295l125-655" svg:viewBox="0 0 126 656">
          <text:p/>
        </draw:connector>
        <draw:connector draw:style-name="gr6" draw:text-style-name="P6" draw:layer="layout" draw:type="line" svg:x1="13.655cm" svg:y1="7.46cm" svg:x2="13.78cm" svg:y2="7.205cm" draw:start-shape="id95" draw:start-glue-point="11" draw:end-shape="id96" draw:end-glue-point="7" svg:d="M13655 7460l125-255" svg:viewBox="0 0 126 256">
          <text:p/>
        </draw:connector>
        <draw:connector draw:style-name="gr6" draw:text-style-name="P6" draw:layer="layout" draw:type="line" svg:x1="13.96cm" svg:y1="7.025cm" svg:x2="14.191cm" svg:y2="6.605cm" draw:start-shape="id96" draw:start-glue-point="11" draw:end-shape="id97" draw:end-glue-point="7" svg:d="M13960 7025l231-420" svg:viewBox="0 0 232 421">
          <text:p/>
        </draw:connector>
        <draw:connector draw:style-name="gr6" draw:text-style-name="P6" draw:layer="layout" draw:type="line" svg:x1="13.96cm" svg:y1="8.295cm" svg:x2="14.191cm" svg:y2="7.875cm" draw:start-shape="id98" draw:start-glue-point="11" draw:end-shape="id99" draw:end-glue-point="7" svg:d="M13960 8295l231-420" svg:viewBox="0 0 232 421">
          <text:p/>
        </draw:connector>
        <draw:connector draw:style-name="gr6" draw:text-style-name="P6" draw:layer="layout" draw:type="line" svg:x1="14.371cm" svg:y1="7.695cm" svg:x2="14.496cm" svg:y2="7.04cm" draw:start-shape="id99" draw:start-glue-point="11" draw:end-shape="id100" draw:end-glue-point="7" svg:d="M14371 7695l125-655" svg:viewBox="0 0 126 656">
          <text:p/>
        </draw:connector>
        <draw:connector draw:style-name="gr6" draw:text-style-name="P6" draw:layer="layout" draw:type="line" svg:x1="14.676cm" svg:y1="8.13cm" svg:x2="14.801cm" svg:y2="7.875cm" draw:start-shape="id101" draw:start-glue-point="11" draw:end-shape="id102" draw:end-glue-point="7" svg:d="M14676 8130l125-255" svg:viewBox="0 0 126 256">
          <text:p/>
        </draw:connector>
        <draw:connector draw:style-name="gr6" draw:text-style-name="P6" draw:layer="layout" draw:type="line" svg:x1="14.981cm" svg:y1="7.695cm" svg:x2="15.236cm" svg:y2="7.205cm" draw:start-shape="id102" draw:start-glue-point="11" draw:end-shape="id103" draw:end-glue-point="7" svg:d="M14981 7695l255-490" svg:viewBox="0 0 256 491">
          <text:p/>
        </draw:connector>
        <draw:connector draw:style-name="gr6" draw:text-style-name="P6" draw:layer="layout" draw:type="line" svg:x1="15.416cm" svg:y1="7.025cm" svg:x2="15.541cm" svg:y2="6.37cm" draw:start-shape="id103" draw:start-glue-point="11" draw:end-shape="id104" draw:end-glue-point="7" svg:d="M15416 7025l125-655" svg:viewBox="0 0 126 656">
          <text:p/>
        </draw:connector>
        <draw:connector draw:style-name="gr6" draw:text-style-name="P6" draw:layer="layout" draw:type="line" svg:x1="15.721cm" svg:y1="6.19cm" svg:x2="15.846cm" svg:y2="5.935cm" draw:start-shape="id104" draw:start-glue-point="11" draw:end-shape="id105" draw:end-glue-point="7" svg:d="M15721 6190l125-255" svg:viewBox="0 0 126 256">
          <text:p/>
        </draw:connector>
        <draw:connector draw:style-name="gr6" draw:text-style-name="P6" draw:layer="layout" draw:type="line" svg:x1="16.026cm" svg:y1="5.755cm" svg:x2="16.281cm" svg:y2="5.335cm" draw:start-shape="id105" draw:start-glue-point="11" draw:end-shape="id106" draw:end-glue-point="7" svg:d="M16026 5755l255-420" svg:viewBox="0 0 256 421">
          <text:p/>
        </draw:connector>
        <draw:connector draw:style-name="gr6" draw:text-style-name="P6" draw:layer="layout" draw:type="line" svg:x1="16.461cm" svg:y1="5.155cm" svg:x2="16.586cm" svg:y2="4.5cm" draw:start-shape="id106" draw:start-glue-point="11" draw:end-shape="id107" draw:end-glue-point="7" svg:d="M16461 5155l125-655" svg:viewBox="0 0 126 656">
          <text:p/>
        </draw:connector>
        <draw:connector draw:style-name="gr6" draw:text-style-name="P6" draw:layer="layout" draw:type="line" svg:x1="15.416cm" svg:y1="8.295cm" svg:x2="15.541cm" svg:y2="7.64cm" draw:start-shape="id108" draw:start-glue-point="11" draw:end-shape="id109" draw:end-glue-point="7" svg:d="M15416 8295l125-655" svg:viewBox="0 0 126 656">
          <text:p/>
        </draw:connector>
        <draw:connector draw:style-name="gr6" draw:text-style-name="P6" draw:layer="layout" draw:type="line" svg:x1="15.721cm" svg:y1="7.46cm" svg:x2="15.846cm" svg:y2="7.205cm" draw:start-shape="id109" draw:start-glue-point="11" draw:end-shape="id110" draw:end-glue-point="7" svg:d="M15721 7460l125-255" svg:viewBox="0 0 126 256">
          <text:p/>
        </draw:connector>
        <draw:connector draw:style-name="gr6" draw:text-style-name="P6" draw:layer="layout" draw:type="line" svg:x1="16.026cm" svg:y1="7.025cm" svg:x2="16.281cm" svg:y2="6.605cm" draw:start-shape="id110" draw:start-glue-point="11" draw:end-shape="id111" draw:end-glue-point="7" svg:d="M16026 7025l255-420" svg:viewBox="0 0 256 421">
          <text:p/>
        </draw:connector>
        <draw:connector draw:style-name="gr6" draw:text-style-name="P6" draw:layer="layout" draw:type="line" svg:x1="16.461cm" svg:y1="6.425cm" svg:x2="16.586cm" svg:y2="5.77cm" draw:start-shape="id111" draw:start-glue-point="11" draw:end-shape="id112" draw:end-glue-point="7" svg:d="M16461 6425l125-655" svg:viewBox="0 0 126 656">
          <text:p/>
        </draw:connector>
        <draw:connector draw:style-name="gr6" draw:text-style-name="P6" draw:layer="layout" draw:type="line" svg:x1="16.026cm" svg:y1="8.295cm" svg:x2="16.281cm" svg:y2="7.875cm" draw:start-shape="id113" draw:start-glue-point="11" draw:end-shape="id114" draw:end-glue-point="7" svg:d="M16026 8295l255-420" svg:viewBox="0 0 256 421">
          <text:p/>
        </draw:connector>
        <draw:connector draw:style-name="gr6" draw:text-style-name="P6" draw:layer="layout" draw:type="line" svg:x1="16.461cm" svg:y1="7.695cm" svg:x2="16.586cm" svg:y2="7.04cm" draw:start-shape="id114" draw:start-glue-point="11" draw:end-shape="id115" draw:end-glue-point="7" svg:d="M16461 7695l125-655" svg:viewBox="0 0 126 656">
          <text:p/>
        </draw:connector>
        <draw:connector draw:style-name="gr6" draw:text-style-name="P6" draw:layer="layout" draw:type="line" svg:x1="14.676cm" svg:y1="6.86cm" svg:x2="14.801cm" svg:y2="6.605cm" draw:start-shape="id100" draw:start-glue-point="11" draw:end-shape="id116" draw:end-glue-point="7" svg:d="M14676 6860l125-255" svg:viewBox="0 0 126 256">
          <text:p/>
        </draw:connector>
        <draw:connector draw:style-name="gr6" draw:text-style-name="P6" draw:layer="layout" draw:type="line" svg:x1="14.981cm" svg:y1="6.425cm" svg:x2="15.236cm" svg:y2="5.935cm" draw:start-shape="id116" draw:start-glue-point="11" draw:end-shape="id117" draw:end-glue-point="7" svg:d="M14981 6425l255-490" svg:viewBox="0 0 256 491">
          <text:p/>
        </draw:connector>
        <draw:connector draw:style-name="gr6" draw:text-style-name="P6" draw:layer="layout" draw:type="line" svg:x1="15.416cm" svg:y1="5.755cm" svg:x2="15.541cm" svg:y2="5.1cm" draw:start-shape="id117" draw:start-glue-point="11" draw:end-shape="id118" draw:end-glue-point="7" svg:d="M15416 5755l125-655" svg:viewBox="0 0 126 656">
          <text:p/>
        </draw:connector>
        <draw:connector draw:style-name="gr6" draw:text-style-name="P6" draw:layer="layout" draw:type="line" svg:x1="15.846cm" svg:y1="4.665cm" svg:x2="15.721cm" svg:y2="4.92cm" draw:start-shape="id119" draw:start-glue-point="7" draw:end-shape="id118" draw:end-glue-point="11" svg:d="M15846 4665l-125 255" svg:viewBox="0 0 126 256">
          <text:p/>
        </draw:connector>
        <draw:connector draw:style-name="gr6" draw:text-style-name="P6" draw:layer="layout" draw:type="line" svg:x1="14.371cm" svg:y1="6.425cm" svg:x2="14.496cm" svg:y2="5.77cm" draw:start-shape="id97" draw:start-glue-point="11" draw:end-shape="id120" draw:end-glue-point="7" svg:d="M14371 6425l125-655" svg:viewBox="0 0 126 656">
          <text:p/>
        </draw:connector>
        <draw:connector draw:style-name="gr6" draw:text-style-name="P6" draw:layer="layout" draw:type="line" svg:x1="14.676cm" svg:y1="5.59cm" svg:x2="14.801cm" svg:y2="5.335cm" draw:start-shape="id120" draw:start-glue-point="11" draw:end-shape="id121" draw:end-glue-point="7" svg:d="M14676 5590l125-255" svg:viewBox="0 0 126 256">
          <text:p/>
        </draw:connector>
        <draw:connector draw:style-name="gr6" draw:text-style-name="P6" draw:layer="layout" draw:type="line" svg:x1="14.981cm" svg:y1="5.155cm" svg:x2="15.236cm" svg:y2="4.665cm" draw:start-shape="id121" draw:start-glue-point="11" draw:end-shape="id122" draw:end-glue-point="7" svg:d="M14981 5155l255-490" svg:viewBox="0 0 256 491">
          <text:p/>
        </draw:connector>
        <draw:connector draw:style-name="gr6" draw:text-style-name="P6" draw:layer="layout" draw:type="line" svg:x1="15.416cm" svg:y1="4.485cm" svg:x2="15.541cm" svg:y2="3.83cm" draw:start-shape="id122" draw:start-glue-point="11" draw:end-shape="id123" draw:end-glue-point="7" svg:d="M15416 4485l125-655" svg:viewBox="0 0 126 656">
          <text:p/>
        </draw:connector>
        <draw:connector draw:style-name="gr6" draw:text-style-name="P6" draw:layer="layout" draw:type="line" svg:x1="13.96cm" svg:y1="5.755cm" svg:x2="14.191cm" svg:y2="5.335cm" draw:start-shape="id93" draw:start-glue-point="11" draw:end-shape="id124" draw:end-glue-point="7" svg:d="M13960 5755l231-420" svg:viewBox="0 0 232 421">
          <text:p/>
        </draw:connector>
        <draw:connector draw:style-name="gr6" draw:text-style-name="P6" draw:layer="layout" draw:type="line" svg:x1="14.371cm" svg:y1="5.155cm" svg:x2="14.496cm" svg:y2="4.5cm" draw:start-shape="id124" draw:start-glue-point="11" draw:end-shape="id125" draw:end-glue-point="7" svg:d="M14371 5155l125-655" svg:viewBox="0 0 126 656">
          <text:p/>
        </draw:connector>
        <draw:connector draw:style-name="gr6" draw:text-style-name="P6" draw:layer="layout" draw:type="line" svg:x1="14.676cm" svg:y1="4.32cm" svg:x2="14.801cm" svg:y2="4.065cm" draw:start-shape="id125" draw:start-glue-point="11" draw:end-shape="id126" draw:end-glue-point="7" svg:d="M14676 4320l125-255" svg:viewBox="0 0 126 256">
          <text:p/>
        </draw:connector>
        <draw:connector draw:style-name="gr6" draw:text-style-name="P6" draw:layer="layout" draw:type="line" svg:x1="14.371cm" svg:y1="3.885cm" svg:x2="14.496cm" svg:y2="3.23cm" draw:start-shape="id88" draw:start-glue-point="11" draw:end-shape="id127" draw:end-glue-point="7" svg:d="M14371 3885l125-655" svg:viewBox="0 0 126 656">
          <text:p/>
        </draw:connector>
        <draw:connector draw:style-name="gr6" draw:text-style-name="P6" draw:layer="layout" draw:type="line" svg:x1="14.981cm" svg:y1="3.885cm" svg:x2="15.236cm" svg:y2="3.395cm" draw:start-shape="id126" draw:start-glue-point="11" draw:end-shape="id128" draw:end-glue-point="7" svg:d="M14981 3885l255-490" svg:viewBox="0 0 256 491">
          <text:p/>
        </draw:connector>
        <draw:connector draw:style-name="gr6" draw:text-style-name="P6" draw:layer="layout" draw:type="line" svg:x1="15.416cm" svg:y1="3.215cm" svg:x2="15.541cm" svg:y2="2.56cm" draw:start-shape="id128" draw:start-glue-point="11" draw:end-shape="id129" draw:end-glue-point="7" svg:d="M15416 3215l125-655" svg:viewBox="0 0 126 656">
          <text:p/>
        </draw:connector>
        <draw:connector draw:style-name="gr6" draw:text-style-name="P6" draw:layer="layout" draw:type="line" svg:x1="15.721cm" svg:y1="2.38cm" svg:x2="15.846cm" svg:y2="2.125cm" draw:start-shape="id129" draw:start-glue-point="11" draw:end-shape="id130" draw:end-glue-point="7" svg:d="M15721 2380l125-255" svg:viewBox="0 0 126 256">
          <text:p/>
        </draw:connector>
        <draw:connector draw:style-name="gr6" draw:text-style-name="P6" draw:layer="layout" draw:type="line" svg:x1="16.026cm" svg:y1="1.945cm" svg:x2="16.281cm" svg:y2="1.525cm" draw:start-shape="id130" draw:start-glue-point="11" draw:end-shape="id131" draw:end-glue-point="7" svg:d="M16026 1945l255-420" svg:viewBox="0 0 256 421">
          <text:p/>
        </draw:connector>
        <draw:connector draw:style-name="gr6" draw:text-style-name="P6" draw:layer="layout" draw:type="line" svg:x1="15.721cm" svg:y1="3.65cm" svg:x2="15.846cm" svg:y2="3.395cm" draw:start-shape="id123" draw:start-glue-point="11" draw:end-shape="id132" draw:end-glue-point="7" svg:d="M15721 3650l125-255" svg:viewBox="0 0 126 256">
          <text:p/>
        </draw:connector>
        <draw:connector draw:style-name="gr6" draw:text-style-name="P6" draw:layer="layout" draw:type="line" svg:x1="16.026cm" svg:y1="4.485cm" svg:x2="16.281cm" svg:y2="4.065cm" draw:start-shape="id119" draw:start-glue-point="11" draw:end-shape="id133" draw:end-glue-point="7" svg:d="M16026 4485l255-420" svg:viewBox="0 0 256 421">
          <text:p/>
        </draw:connector>
        <draw:connector draw:style-name="gr6" draw:text-style-name="P6" draw:layer="layout" draw:type="line" svg:x1="16.026cm" svg:y1="3.215cm" svg:x2="16.281cm" svg:y2="2.795cm" draw:start-shape="id132" draw:start-glue-point="11" draw:end-shape="id134" draw:end-glue-point="7" svg:d="M16026 3215l255-420" svg:viewBox="0 0 256 421">
          <text:p/>
        </draw:connector>
        <draw:connector draw:style-name="gr6" draw:text-style-name="P6" draw:layer="layout" draw:type="line" svg:x1="16.461cm" svg:y1="3.885cm" svg:x2="16.586cm" svg:y2="3.23cm" draw:start-shape="id133" draw:start-glue-point="11" draw:end-shape="id135" draw:end-glue-point="7" svg:d="M16461 3885l125-655" svg:viewBox="0 0 126 656">
          <text:p/>
        </draw:connector>
        <draw:connector draw:style-name="gr6" draw:text-style-name="P6" draw:layer="layout" draw:type="line" svg:x1="16.586cm" svg:y1="1.96cm" svg:x2="16.461cm" svg:y2="2.615cm" draw:start-shape="id136" draw:start-glue-point="7" draw:end-shape="id134" draw:end-glue-point="11" svg:d="M16586 1960l-125 655" svg:viewBox="0 0 126 656">
          <text:p/>
        </draw:connector>
        <draw:connector draw:style-name="gr6" draw:text-style-name="P6" draw:layer="layout" draw:type="line" svg:x1="15.541cm" svg:y1="1.29cm" svg:x2="15.416cm" svg:y2="1.945cm" draw:start-shape="id137" draw:start-glue-point="7" draw:end-shape="id138" draw:end-glue-point="11" svg:d="M15541 1290l-125 655" svg:viewBox="0 0 126 656">
          <text:p/>
        </draw:connector>
        <draw:connector draw:style-name="gr6" draw:text-style-name="P6" draw:layer="layout" draw:type="line" svg:x1="15.236cm" svg:y1="2.125cm" svg:x2="14.981cm" svg:y2="2.615cm" draw:start-shape="id138" draw:start-glue-point="7" draw:end-shape="id139" draw:end-glue-point="11" svg:d="M15236 2125l-255 490" svg:viewBox="0 0 256 491">
          <text:p/>
        </draw:connector>
        <draw:connector draw:style-name="gr6" draw:text-style-name="P6" draw:layer="layout" draw:type="line" svg:x1="14.801cm" svg:y1="2.795cm" svg:x2="14.676cm" svg:y2="3.05cm" draw:start-shape="id139" draw:start-glue-point="7" draw:end-shape="id127" draw:end-glue-point="11" svg:d="M14801 2795l-125 255" svg:viewBox="0 0 126 256">
          <text:p/>
        </draw:connector>
        <draw:connector draw:style-name="gr6" draw:text-style-name="P6" draw:layer="layout" draw:type="line" svg:x1="13.96cm" svg:y1="3.215cm" svg:x2="14.191cm" svg:y2="2.795cm" draw:start-shape="id82" draw:start-glue-point="11" draw:end-shape="id140" draw:end-glue-point="7" svg:d="M13960 3215l231-420" svg:viewBox="0 0 232 421">
          <text:p/>
        </draw:connector>
        <draw:connector draw:style-name="gr6" draw:text-style-name="P6" draw:layer="layout" draw:type="line" svg:x1="14.371cm" svg:y1="2.615cm" svg:x2="14.496cm" svg:y2="1.96cm" draw:start-shape="id140" draw:start-glue-point="11" draw:end-shape="id141" draw:end-glue-point="7" svg:d="M14371 2615l125-655" svg:viewBox="0 0 126 656">
          <text:p/>
        </draw:connector>
        <draw:connector draw:style-name="gr6" draw:text-style-name="P6" draw:layer="layout" draw:type="line" svg:x1="14.676cm" svg:y1="1.78cm" svg:x2="14.801cm" svg:y2="1.525cm" draw:start-shape="id141" draw:start-glue-point="11" draw:end-shape="id142" draw:end-glue-point="7" svg:d="M14676 1780l125-255" svg:viewBox="0 0 126 256">
          <text:p/>
        </draw:connector>
        <draw:connector draw:style-name="gr6" draw:text-style-name="P6" draw:layer="layout" draw:type="line" svg:x1="14.191cm" svg:y1="1.525cm" svg:x2="13.96cm" svg:y2="1.945cm" draw:start-shape="id143" draw:start-glue-point="7" draw:end-shape="id144" draw:end-glue-point="11" svg:d="M14191 1525l-231 420" svg:viewBox="0 0 232 421">
          <text:p/>
        </draw:connector>
        <draw:connector draw:style-name="gr6" draw:text-style-name="P6" draw:layer="layout" draw:type="line" svg:x1="13.78cm" svg:y1="2.125cm" svg:x2="13.655cm" svg:y2="2.38cm" draw:start-shape="id144" draw:start-glue-point="7" draw:end-shape="id76" draw:end-glue-point="11" svg:d="M13780 2125l-125 255" svg:viewBox="0 0 126 256">
          <text:p/>
        </draw:connector>
        <draw:connector draw:style-name="gr6" draw:text-style-name="P6" draw:layer="layout" draw:type="line" svg:x1="12.915cm" svg:y1="2.615cm" svg:x2="13.17cm" svg:y2="2.125cm" draw:start-shape="id71" draw:start-glue-point="11" draw:end-shape="id145" draw:end-glue-point="7" svg:d="M12915 2615l255-490" svg:viewBox="0 0 256 491">
          <text:p/>
        </draw:connector>
        <draw:connector draw:style-name="gr6" draw:text-style-name="P6" draw:layer="layout" draw:type="line" svg:x1="13.35cm" svg:y1="1.945cm" svg:x2="13.475cm" svg:y2="1.29cm" draw:start-shape="id145" draw:start-glue-point="11" draw:end-shape="id146" draw:end-glue-point="7" svg:d="M13350 1945l125-655" svg:viewBox="0 0 126 656">
          <text:p/>
        </draw:connector>
        <draw:connector draw:style-name="gr6" draw:text-style-name="P6" draw:layer="layout" draw:type="line" svg:x1="12.735cm" svg:y1="1.525cm" svg:x2="12.61cm" svg:y2="1.78cm" draw:start-shape="id147" draw:start-glue-point="7" draw:end-shape="id148" draw:end-glue-point="11" svg:d="M12735 1525l-125 255" svg:viewBox="0 0 126 256">
          <text:p/>
        </draw:connector>
        <draw:connector draw:style-name="gr6" draw:text-style-name="P6" draw:layer="layout" draw:type="line" svg:x1="11.596cm" svg:y1="2.38cm" svg:x2="11.721cm" svg:y2="2.125cm" draw:start-shape="id66" draw:start-glue-point="11" draw:end-shape="id149" draw:end-glue-point="7" svg:d="M11596 2380l125-255" svg:viewBox="0 0 126 256">
          <text:p/>
        </draw:connector>
        <draw:connector draw:style-name="gr6" draw:text-style-name="P6" draw:layer="layout" draw:type="line" svg:x1="11.901cm" svg:y1="1.945cm" svg:x2="12.151cm" svg:y2="1.525cm" draw:start-shape="id149" draw:start-glue-point="11" svg:d="M11901 1945l250-420" svg:viewBox="0 0 251 421">
          <text:p/>
        </draw:connector>
        <draw:connector draw:style-name="gr7" draw:text-style-name="P2" draw:layer="layout" draw:type="line" svg:x1="12.305cm" svg:y1="2.615cm" svg:x2="12.445cm" svg:y2="1.96cm" draw:start-shape="id150" draw:start-glue-point="11" svg:d="M12305 2615l140-655" svg:viewBox="0 0 141 656">
          <text:p/>
        </draw:connector>
        <draw:connector draw:style-name="gr8" draw:text-style-name="P6" draw:layer="layout" draw:type="line" svg:x1="8.177cm" svg:y1="1.525cm" svg:x2="8.302cm" svg:y2="1.78cm" draw:start-shape="id151" draw:start-glue-point="9" draw:end-shape="id28" draw:end-glue-point="5" svg:d="M8177 1525l125 255" svg:viewBox="0 0 126 256">
          <text:p/>
        </draw:connector>
        <draw:connector draw:style-name="gr8" draw:text-style-name="P6" draw:layer="layout" draw:type="line" svg:x1="8.482cm" svg:y1="1.96cm" svg:x2="8.607cm" svg:y2="2.615cm" draw:start-shape="id28" draw:start-glue-point="9" draw:end-shape="id26" draw:end-glue-point="5" svg:d="M8482 1960l125 655" svg:viewBox="0 0 126 656">
          <text:p/>
        </draw:connector>
        <draw:connector draw:style-name="gr8" draw:text-style-name="P6" draw:layer="layout" draw:type="line" svg:x1="8.787cm" svg:y1="2.795cm" svg:x2="9.042cm" svg:y2="3.215cm" draw:start-shape="id26" draw:start-glue-point="9" draw:end-shape="id22" draw:end-glue-point="5" svg:d="M8787 2795l255 420" svg:viewBox="0 0 256 421">
          <text:p/>
        </draw:connector>
        <draw:connector draw:style-name="gr8" draw:text-style-name="P6" draw:layer="layout" draw:type="line" svg:x1="8.177cm" svg:y1="2.795cm" svg:x2="8.302cm" svg:y2="3.05cm" draw:start-shape="id27" draw:start-glue-point="9" draw:end-shape="id20" draw:end-glue-point="5" svg:d="M8177 2795l125 255" svg:viewBox="0 0 126 256">
          <text:p/>
        </draw:connector>
        <draw:connector draw:style-name="gr8" draw:text-style-name="P6" draw:layer="layout" draw:type="line" svg:x1="8.482cm" svg:y1="3.23cm" svg:x2="8.607cm" svg:y2="3.885cm" draw:start-shape="id20" draw:start-glue-point="9" draw:end-shape="id21" draw:end-glue-point="5" svg:d="M8482 3230l125 655" svg:viewBox="0 0 126 656">
          <text:p/>
        </draw:connector>
        <draw:connector draw:style-name="gr8" draw:text-style-name="P6" draw:layer="layout" draw:type="line" svg:x1="8.787cm" svg:y1="1.525cm" svg:x2="9.042cm" svg:y2="1.945cm" draw:start-shape="id30" draw:start-glue-point="9" draw:end-shape="id29" draw:end-glue-point="5" svg:d="M8787 1525l255 420" svg:viewBox="0 0 256 421">
          <text:p/>
        </draw:connector>
        <draw:connector draw:style-name="gr8" draw:text-style-name="P6" draw:layer="layout" draw:type="line" svg:x1="9.222cm" svg:y1="2.125cm" svg:x2="9.347cm" svg:y2="2.38cm" draw:start-shape="id29" draw:start-glue-point="9" draw:end-shape="id25" draw:end-glue-point="5" svg:d="M9222 2125l125 255" svg:viewBox="0 0 126 256">
          <text:p/>
        </draw:connector>
        <draw:connector draw:style-name="gr8" draw:text-style-name="P6" draw:layer="layout" draw:type="line" svg:x1="9.527cm" svg:y1="2.56cm" svg:x2="9.652cm" svg:y2="3.215cm" draw:start-shape="id25" draw:start-glue-point="9" draw:end-shape="id24" draw:end-glue-point="5" svg:d="M9527 2560l125 655" svg:viewBox="0 0 126 656">
          <text:p/>
        </draw:connector>
        <draw:connector draw:style-name="gr8" draw:text-style-name="P6" draw:layer="layout" draw:type="line" svg:x1="9.527cm" svg:y1="1.29cm" svg:x2="9.652cm" svg:y2="1.945cm" draw:start-shape="id31" draw:start-glue-point="9" draw:end-shape="id32" draw:end-glue-point="5" svg:d="M9527 1290l125 655" svg:viewBox="0 0 126 656">
          <text:p/>
        </draw:connector>
        <draw:connector draw:style-name="gr8" draw:text-style-name="P6" draw:layer="layout" draw:type="line" svg:x1="9.832cm" svg:y1="2.125cm" svg:x2="10.08cm" svg:y2="2.615cm" draw:start-shape="id32" draw:start-glue-point="9" svg:d="M9832 2125l248 490" svg:viewBox="0 0 249 491">
          <text:p/>
        </draw:connector>
        <draw:connector draw:style-name="gr8" draw:text-style-name="P6" draw:layer="layout" draw:type="line" svg:x1="10.246cm" svg:y1="2.795cm" svg:x2="10.371cm" svg:y2="3.05cm" draw:start-shape="id33" draw:start-glue-point="9" draw:end-shape="id36" draw:end-glue-point="5" svg:d="M10246 2795l125 255" svg:viewBox="0 0 126 256">
          <text:p/>
        </draw:connector>
        <draw:connector draw:style-name="gr8" draw:text-style-name="P6" draw:layer="layout" draw:type="line" svg:x1="10.246cm" svg:y1="1.525cm" svg:x2="10.371cm" svg:y2="1.78cm" draw:start-shape="id152" draw:start-glue-point="9" draw:end-shape="id34" draw:end-glue-point="5" svg:d="M10246 1525l125 255" svg:viewBox="0 0 126 256">
          <text:p/>
        </draw:connector>
        <draw:connector draw:style-name="gr8" draw:text-style-name="P6" draw:layer="layout" draw:type="line" svg:x1="10.551cm" svg:y1="1.96cm" svg:x2="10.691cm" svg:y2="2.615cm" draw:start-shape="id34" draw:start-glue-point="9" svg:d="M10551 1960l140 655" svg:viewBox="0 0 141 656">
          <text:p/>
        </draw:connector>
        <draw:connector draw:style-name="gr8" draw:text-style-name="P6" draw:layer="layout" draw:type="line" svg:x1="9.222cm" svg:y1="3.395cm" svg:x2="9.347cm" svg:y2="3.65cm" draw:start-shape="id22" draw:start-glue-point="9" draw:end-shape="id23" draw:end-glue-point="5" svg:d="M9222 3395l125 255" svg:viewBox="0 0 126 256">
          <text:p/>
        </draw:connector>
        <draw:connector draw:style-name="gr8" draw:text-style-name="P6" draw:layer="layout" draw:type="line" svg:x1="8.787cm" svg:y1="4.065cm" svg:x2="9.042cm" svg:y2="4.485cm" draw:start-shape="id21" draw:start-glue-point="9" draw:end-shape="id16" draw:end-glue-point="5" svg:d="M8787 4065l255 420" svg:viewBox="0 0 256 421">
          <text:p/>
        </draw:connector>
        <draw:connector draw:style-name="gr8" draw:text-style-name="P6" draw:layer="layout" draw:type="line" svg:x1="8.177cm" svg:y1="4.065cm" svg:x2="8.302cm" svg:y2="4.32cm" draw:start-shape="id19" draw:start-glue-point="9" draw:end-shape="id18" draw:end-glue-point="5" svg:d="M8177 4065l125 255" svg:viewBox="0 0 126 256">
          <text:p/>
        </draw:connector>
        <draw:connector draw:style-name="gr8" draw:text-style-name="P6" draw:layer="layout" draw:type="line" svg:x1="8.482cm" svg:y1="4.5cm" svg:x2="8.607cm" svg:y2="5.155cm" draw:start-shape="id18" draw:start-glue-point="9" draw:end-shape="id15" draw:end-glue-point="5" svg:d="M8482 4500l125 655" svg:viewBox="0 0 126 656">
          <text:p/>
        </draw:connector>
        <draw:connector draw:style-name="gr8" draw:text-style-name="P6" draw:layer="layout" draw:type="line" svg:x1="8.177cm" svg:y1="5.335cm" svg:x2="8.302cm" svg:y2="5.59cm" draw:start-shape="id17" draw:start-glue-point="9" draw:end-shape="id14" draw:end-glue-point="5" svg:d="M8177 5335l125 255" svg:viewBox="0 0 126 256">
          <text:p/>
        </draw:connector>
        <draw:connector draw:style-name="gr8" draw:text-style-name="P6" draw:layer="layout" draw:type="line" svg:x1="8.482cm" svg:y1="5.77cm" svg:x2="8.607cm" svg:y2="6.425cm" draw:start-shape="id14" draw:start-glue-point="9" draw:end-shape="id9" draw:end-glue-point="5" svg:d="M8482 5770l125 655" svg:viewBox="0 0 126 656">
          <text:p/>
        </draw:connector>
        <draw:connector draw:style-name="gr8" draw:text-style-name="P6" draw:layer="layout" draw:type="line" svg:x1="8.787cm" svg:y1="5.335cm" svg:x2="9.042cm" svg:y2="5.755cm" draw:start-shape="id15" draw:start-glue-point="9" draw:end-shape="id10" draw:end-glue-point="5" svg:d="M8787 5335l255 420" svg:viewBox="0 0 256 421">
          <text:p/>
        </draw:connector>
        <draw:connector draw:style-name="gr8" draw:text-style-name="P6" draw:layer="layout" draw:type="line" svg:x1="9.222cm" svg:y1="4.665cm" svg:x2="9.347cm" svg:y2="4.92cm" draw:start-shape="id16" draw:start-glue-point="9" draw:end-shape="id11" draw:end-glue-point="5" svg:d="M9222 4665l125 255" svg:viewBox="0 0 126 256">
          <text:p/>
        </draw:connector>
        <draw:connector draw:style-name="gr8" draw:text-style-name="P6" draw:layer="layout" draw:type="line" svg:x1="9.527cm" svg:y1="3.83cm" svg:x2="9.652cm" svg:y2="4.485cm" draw:start-shape="id23" draw:start-glue-point="9" draw:end-shape="id12" draw:end-glue-point="5" svg:d="M9527 3830l125 655" svg:viewBox="0 0 126 656">
          <text:p/>
        </draw:connector>
        <draw:connector draw:style-name="gr8" draw:text-style-name="P6" draw:layer="layout" draw:type="line" svg:x1="9.832cm" svg:y1="4.665cm" svg:x2="10.08cm" svg:y2="5.155cm" draw:start-shape="id12" draw:start-glue-point="9" svg:d="M9832 4665l248 490" svg:viewBox="0 0 249 491">
          <text:p/>
        </draw:connector>
        <draw:connector draw:style-name="gr8" draw:text-style-name="P6" draw:layer="layout" draw:type="line" svg:x1="10.246cm" svg:y1="5.335cm" svg:x2="10.371cm" svg:y2="5.59cm" draw:start-shape="id6" draw:start-glue-point="9" draw:end-shape="id44" draw:end-glue-point="5" svg:d="M10246 5335l125 255" svg:viewBox="0 0 126 256">
          <text:p/>
        </draw:connector>
        <draw:connector draw:style-name="gr8" draw:text-style-name="P6" draw:layer="layout" draw:type="line" svg:x1="10.551cm" svg:y1="5.77cm" svg:x2="10.691cm" svg:y2="6.425cm" draw:start-shape="id44" draw:start-glue-point="9" svg:d="M10551 5770l140 655" svg:viewBox="0 0 141 656">
          <text:p/>
        </draw:connector>
        <draw:connector draw:style-name="gr8" draw:text-style-name="P6" draw:layer="layout" draw:type="line" svg:x1="9.527cm" svg:y1="5.1cm" svg:x2="9.652cm" svg:y2="5.755cm" draw:start-shape="id11" draw:start-glue-point="9" draw:end-shape="id5" draw:end-glue-point="5" svg:d="M9527 5100l125 655" svg:viewBox="0 0 126 656">
          <text:p/>
        </draw:connector>
        <draw:connector draw:style-name="gr8" draw:text-style-name="P6" draw:layer="layout" draw:type="line" svg:x1="9.832cm" svg:y1="5.935cm" svg:x2="10.08cm" svg:y2="6.425cm" draw:start-shape="id5" draw:start-glue-point="9" svg:d="M9832 5935l248 490" svg:viewBox="0 0 249 491">
          <text:p/>
        </draw:connector>
        <draw:connector draw:style-name="gr8" draw:text-style-name="P6" draw:layer="layout" draw:type="line" svg:x1="9.222cm" svg:y1="5.935cm" svg:x2="9.347cm" svg:y2="6.19cm" draw:start-shape="id10" draw:start-glue-point="9" draw:end-shape="id4" draw:end-glue-point="5" svg:d="M9222 5935l125 255" svg:viewBox="0 0 126 256">
          <text:p/>
        </draw:connector>
        <draw:connector draw:style-name="gr8" draw:text-style-name="P6" draw:layer="layout" draw:type="line" svg:x1="9.832cm" svg:y1="3.395cm" svg:x2="10.08cm" svg:y2="3.885cm" draw:start-shape="id24" draw:start-glue-point="9" svg:d="M9832 3395l248 490" svg:viewBox="0 0 249 491">
          <text:p/>
        </draw:connector>
        <draw:connector draw:style-name="gr8" draw:text-style-name="P6" draw:layer="layout" draw:type="line" svg:x1="10.246cm" svg:y1="4.065cm" svg:x2="10.371cm" svg:y2="4.32cm" draw:start-shape="id35" draw:start-glue-point="9" draw:end-shape="id7" draw:end-glue-point="5" svg:d="M10246 4065l125 255" svg:viewBox="0 0 126 256">
          <text:p/>
        </draw:connector>
        <draw:connector draw:style-name="gr8" draw:text-style-name="P6" draw:layer="layout" draw:type="line" svg:x1="10.551cm" svg:y1="4.5cm" svg:x2="10.691cm" svg:y2="5.155cm" draw:start-shape="id7" draw:start-glue-point="9" svg:d="M10551 4500l140 655" svg:viewBox="0 0 141 656">
          <text:p/>
        </draw:connector>
        <draw:connector draw:style-name="gr8" draw:text-style-name="P6" draw:layer="layout" draw:type="line" svg:x1="10.856cm" svg:y1="5.335cm" svg:x2="11.111cm" svg:y2="5.755cm" draw:start-shape="id60" draw:start-glue-point="9" draw:end-shape="id49" draw:end-glue-point="5" svg:d="M10856 5335l255 420" svg:viewBox="0 0 256 421">
          <text:p/>
        </draw:connector>
        <draw:connector draw:style-name="gr8" draw:text-style-name="P6" draw:layer="layout" draw:type="line" svg:x1="10.551cm" svg:y1="3.23cm" svg:x2="10.691cm" svg:y2="3.885cm" draw:start-shape="id36" draw:start-glue-point="9" svg:d="M10551 3230l140 655" svg:viewBox="0 0 141 656">
          <text:p/>
        </draw:connector>
        <draw:connector draw:style-name="gr8" draw:text-style-name="P6" draw:layer="layout" draw:type="line" svg:x1="10.856cm" svg:y1="4.065cm" svg:x2="11.111cm" svg:y2="4.485cm" draw:start-shape="id64" draw:start-glue-point="9" draw:end-shape="id61" draw:end-glue-point="5" svg:d="M10856 4065l255 420" svg:viewBox="0 0 256 421">
          <text:p/>
        </draw:connector>
        <draw:connector draw:style-name="gr8" draw:text-style-name="P6" draw:layer="layout" draw:type="line" svg:x1="11.291cm" svg:y1="4.665cm" svg:x2="11.416cm" svg:y2="4.92cm" draw:start-shape="id61" draw:start-glue-point="9" draw:end-shape="id67" draw:end-glue-point="5" svg:d="M11291 4665l125 255" svg:viewBox="0 0 126 256">
          <text:p/>
        </draw:connector>
        <draw:connector draw:style-name="gr8" draw:text-style-name="P6" draw:layer="layout" draw:type="line" svg:x1="11.291cm" svg:y1="5.935cm" svg:x2="11.416cm" svg:y2="6.19cm" draw:start-shape="id49" draw:start-glue-point="9" draw:end-shape="id53" draw:end-glue-point="5" svg:d="M11291 5935l125 255" svg:viewBox="0 0 126 256">
          <text:p/>
        </draw:connector>
        <draw:connector draw:style-name="gr8" draw:text-style-name="P6" draw:layer="layout" draw:type="line" svg:x1="11.596cm" svg:y1="5.1cm" svg:x2="11.721cm" svg:y2="5.755cm" draw:start-shape="id67" draw:start-glue-point="9" draw:end-shape="id54" draw:end-glue-point="5" svg:d="M11596 5100l125 655" svg:viewBox="0 0 126 656">
          <text:p/>
        </draw:connector>
        <draw:connector draw:style-name="gr8" draw:text-style-name="P6" draw:layer="layout" draw:type="line" svg:x1="10.856cm" svg:y1="2.795cm" svg:x2="11.111cm" svg:y2="3.215cm" draw:start-shape="id37" draw:start-glue-point="9" draw:end-shape="id65" draw:end-glue-point="5" svg:d="M10856 2795l255 420" svg:viewBox="0 0 256 421">
          <text:p/>
        </draw:connector>
        <draw:connector draw:style-name="gr8" draw:text-style-name="P6" draw:layer="layout" draw:type="line" svg:x1="11.291cm" svg:y1="3.395cm" svg:x2="11.416cm" svg:y2="3.65cm" draw:start-shape="id65" draw:start-glue-point="9" draw:end-shape="id62" draw:end-glue-point="5" svg:d="M11291 3395l125 255" svg:viewBox="0 0 126 256">
          <text:p/>
        </draw:connector>
        <draw:connector draw:style-name="gr8" draw:text-style-name="P6" draw:layer="layout" draw:type="line" svg:x1="11.596cm" svg:y1="3.83cm" svg:x2="11.721cm" svg:y2="4.485cm" draw:start-shape="id62" draw:start-glue-point="9" draw:end-shape="id68" draw:end-glue-point="5" svg:d="M11596 3830l125 655" svg:viewBox="0 0 126 656">
          <text:p/>
        </draw:connector>
        <draw:connector draw:style-name="gr8" draw:text-style-name="P6" draw:layer="layout" draw:type="line" svg:x1="11.901cm" svg:y1="4.665cm" svg:x2="12.151cm" svg:y2="5.155cm" draw:start-shape="id68" draw:start-glue-point="9" svg:d="M11901 4665l250 490" svg:viewBox="0 0 251 491">
          <text:p/>
        </draw:connector>
        <draw:connector draw:style-name="gr9" draw:text-style-name="P2" draw:layer="layout" draw:type="line" svg:x1="12.305cm" svg:y1="5.335cm" svg:x2="12.445cm" svg:y2="5.59cm" draw:start-shape="id72" draw:start-glue-point="9" svg:d="M12305 5335l140 255" svg:viewBox="0 0 141 256">
          <text:p/>
        </draw:connector>
        <draw:connector draw:style-name="gr8" draw:text-style-name="P6" draw:layer="layout" draw:type="line" svg:x1="11.901cm" svg:y1="5.935cm" svg:x2="12.151cm" svg:y2="6.425cm" draw:start-shape="id54" draw:start-glue-point="9" svg:d="M11901 5935l250 490" svg:viewBox="0 0 251 491">
          <text:p/>
        </draw:connector>
        <draw:connector draw:style-name="gr8" draw:text-style-name="P6" draw:layer="layout" draw:type="line" svg:x1="10.856cm" svg:y1="1.525cm" svg:x2="11.111cm" svg:y2="1.945cm" draw:start-shape="id153" draw:start-glue-point="9" draw:end-shape="id38" draw:end-glue-point="5" svg:d="M10856 1525l255 420" svg:viewBox="0 0 256 421">
          <text:p/>
        </draw:connector>
        <draw:connector draw:style-name="gr8" draw:text-style-name="P6" draw:layer="layout" draw:type="line" svg:x1="11.291cm" svg:y1="2.125cm" svg:x2="11.416cm" svg:y2="2.38cm" draw:start-shape="id38" draw:start-glue-point="9" draw:end-shape="id66" draw:end-glue-point="5" svg:d="M11291 2125l125 255" svg:viewBox="0 0 126 256">
          <text:p/>
        </draw:connector>
        <draw:connector draw:style-name="gr8" draw:text-style-name="P6" draw:layer="layout" draw:type="line" svg:x1="11.596cm" svg:y1="2.56cm" svg:x2="11.721cm" svg:y2="3.215cm" draw:start-shape="id66" draw:start-glue-point="9" draw:end-shape="id63" draw:end-glue-point="5" svg:d="M11596 2560l125 655" svg:viewBox="0 0 126 656">
          <text:p/>
        </draw:connector>
        <draw:connector draw:style-name="gr8" draw:text-style-name="P6" draw:layer="layout" draw:type="line" svg:x1="11.901cm" svg:y1="3.395cm" svg:x2="12.151cm" svg:y2="3.885cm" draw:start-shape="id63" draw:start-glue-point="9" svg:d="M11901 3395l250 490" svg:viewBox="0 0 251 491">
          <text:p/>
        </draw:connector>
        <draw:connector draw:style-name="gr9" draw:text-style-name="P2" draw:layer="layout" draw:type="line" svg:x1="12.305cm" svg:y1="4.065cm" svg:x2="12.445cm" svg:y2="4.32cm" draw:start-shape="id69" draw:start-glue-point="9" svg:d="M12305 4065l140 255" svg:viewBox="0 0 141 256">
          <text:p/>
        </draw:connector>
        <draw:connector draw:style-name="gr8" draw:text-style-name="P6" draw:layer="layout" draw:type="line" svg:x1="12.61cm" svg:y1="4.5cm" svg:x2="12.735cm" svg:y2="5.155cm" draw:start-shape="id73" draw:start-glue-point="9" draw:end-shape="id79" draw:end-glue-point="5" svg:d="M12610 4500l125 655" svg:viewBox="0 0 126 656">
          <text:p/>
        </draw:connector>
        <draw:connector draw:style-name="gr8" draw:text-style-name="P6" draw:layer="layout" draw:type="line" svg:x1="8.177cm" svg:y1="7.875cm" svg:x2="8.302cm" svg:y2="8.13cm" draw:start-shape="id154" draw:start-glue-point="9" draw:end-shape="id1" draw:end-glue-point="5" svg:d="M8177 7875l125 255" svg:viewBox="0 0 126 256">
          <text:p/>
        </draw:connector>
        <draw:connector draw:style-name="gr8" draw:text-style-name="P6" draw:layer="layout" draw:type="line" svg:x1="8.177cm" svg:y1="6.605cm" svg:x2="8.302cm" svg:y2="6.86cm" draw:start-shape="id13" draw:start-glue-point="9" draw:end-shape="id8" draw:end-glue-point="5" svg:d="M8177 6605l125 255" svg:viewBox="0 0 126 256">
          <text:p/>
        </draw:connector>
        <draw:connector draw:style-name="gr8" draw:text-style-name="P6" draw:layer="layout" draw:type="line" svg:x1="8.482cm" svg:y1="7.04cm" svg:x2="8.607cm" svg:y2="7.695cm" draw:start-shape="id8" draw:start-glue-point="9" draw:end-shape="id2" draw:end-glue-point="5" svg:d="M8482 7040l125 655" svg:viewBox="0 0 126 656">
          <text:p/>
        </draw:connector>
        <draw:connector draw:style-name="gr8" draw:text-style-name="P6" draw:layer="layout" draw:type="line" svg:x1="8.787cm" svg:y1="7.875cm" svg:x2="9.042cm" svg:y2="8.295cm" draw:start-shape="id2" draw:start-glue-point="9" draw:end-shape="id40" draw:end-glue-point="5" svg:d="M8787 7875l255 420" svg:viewBox="0 0 256 421">
          <text:p/>
        </draw:connector>
        <draw:connector draw:style-name="gr8" draw:text-style-name="P6" draw:layer="layout" draw:type="line" svg:x1="8.787cm" svg:y1="6.605cm" svg:x2="9.042cm" svg:y2="7.025cm" draw:start-shape="id9" draw:start-glue-point="9" draw:end-shape="id3" draw:end-glue-point="5" svg:d="M8787 6605l255 420" svg:viewBox="0 0 256 421">
          <text:p/>
        </draw:connector>
        <draw:connector draw:style-name="gr8" draw:text-style-name="P6" draw:layer="layout" draw:type="line" svg:x1="9.222cm" svg:y1="7.205cm" svg:x2="9.347cm" svg:y2="7.46cm" draw:start-shape="id3" draw:start-glue-point="9" draw:end-shape="id41" draw:end-glue-point="5" svg:d="M9222 7205l125 255" svg:viewBox="0 0 126 256">
          <text:p/>
        </draw:connector>
        <draw:connector draw:style-name="gr8" draw:text-style-name="P6" draw:layer="layout" draw:type="line" svg:x1="9.527cm" svg:y1="7.64cm" svg:x2="9.652cm" svg:y2="8.295cm" draw:start-shape="id41" draw:start-glue-point="9" draw:end-shape="id45" draw:end-glue-point="5" svg:d="M9527 7640l125 655" svg:viewBox="0 0 126 656">
          <text:p/>
        </draw:connector>
        <draw:connector draw:style-name="gr8" draw:text-style-name="P6" draw:layer="layout" draw:type="line" svg:x1="9.527cm" svg:y1="6.37cm" svg:x2="9.652cm" svg:y2="7.025cm" draw:start-shape="id4" draw:start-glue-point="9" draw:end-shape="id42" draw:end-glue-point="5" svg:d="M9527 6370l125 655" svg:viewBox="0 0 126 656">
          <text:p/>
        </draw:connector>
        <draw:connector draw:style-name="gr8" draw:text-style-name="P6" draw:layer="layout" draw:type="line" svg:x1="9.832cm" svg:y1="7.205cm" svg:x2="10.08cm" svg:y2="7.695cm" draw:start-shape="id42" draw:start-glue-point="9" svg:d="M9832 7205l248 490" svg:viewBox="0 0 249 491">
          <text:p/>
        </draw:connector>
        <draw:connector draw:style-name="gr8" draw:text-style-name="P6" draw:layer="layout" draw:type="line" svg:x1="10.246cm" svg:y1="7.875cm" svg:x2="10.371cm" svg:y2="8.13cm" draw:start-shape="id46" draw:start-glue-point="9" draw:end-shape="id50" draw:end-glue-point="5" svg:d="M10246 7875l125 255" svg:viewBox="0 0 126 256">
          <text:p/>
        </draw:connector>
        <draw:connector draw:style-name="gr8" draw:text-style-name="P6" draw:layer="layout" draw:type="line" svg:x1="10.246cm" svg:y1="6.605cm" svg:x2="10.371cm" svg:y2="6.86cm" draw:start-shape="id43" draw:start-glue-point="9" draw:end-shape="id47" draw:end-glue-point="5" svg:d="M10246 6605l125 255" svg:viewBox="0 0 126 256">
          <text:p/>
        </draw:connector>
        <draw:connector draw:style-name="gr8" draw:text-style-name="P6" draw:layer="layout" draw:type="line" svg:x1="10.551cm" svg:y1="7.04cm" svg:x2="10.691cm" svg:y2="7.695cm" draw:start-shape="id47" draw:start-glue-point="9" svg:d="M10551 7040l140 655" svg:viewBox="0 0 141 656">
          <text:p/>
        </draw:connector>
        <draw:connector draw:style-name="gr8" draw:text-style-name="P6" draw:layer="layout" draw:type="line" svg:x1="10.856cm" svg:y1="7.875cm" svg:x2="11.111cm" svg:y2="8.295cm" draw:start-shape="id51" draw:start-glue-point="9" draw:end-shape="id55" draw:end-glue-point="5" svg:d="M10856 7875l255 420" svg:viewBox="0 0 256 421">
          <text:p/>
        </draw:connector>
        <draw:connector draw:style-name="gr8" draw:text-style-name="P6" draw:layer="layout" draw:type="line" svg:x1="10.856cm" svg:y1="6.605cm" svg:x2="11.111cm" svg:y2="7.025cm" draw:start-shape="id48" draw:start-glue-point="9" draw:end-shape="id52" draw:end-glue-point="5" svg:d="M10856 6605l255 420" svg:viewBox="0 0 256 421">
          <text:p/>
        </draw:connector>
        <draw:connector draw:style-name="gr8" draw:text-style-name="P6" draw:layer="layout" draw:type="line" svg:x1="11.291cm" svg:y1="7.205cm" svg:x2="11.416cm" svg:y2="7.46cm" draw:start-shape="id52" draw:start-glue-point="9" draw:end-shape="id56" draw:end-glue-point="5" svg:d="M11291 7205l125 255" svg:viewBox="0 0 126 256">
          <text:p/>
        </draw:connector>
        <draw:connector draw:style-name="gr8" draw:text-style-name="P6" draw:layer="layout" draw:type="line" svg:x1="11.596cm" svg:y1="7.64cm" svg:x2="11.721cm" svg:y2="8.295cm" draw:start-shape="id56" draw:start-glue-point="9" draw:end-shape="id58" draw:end-glue-point="5" svg:d="M11596 7640l125 655" svg:viewBox="0 0 126 656">
          <text:p/>
        </draw:connector>
        <draw:connector draw:style-name="gr8" draw:text-style-name="P6" draw:layer="layout" draw:type="line" svg:x1="11.596cm" svg:y1="6.37cm" svg:x2="11.721cm" svg:y2="7.025cm" draw:start-shape="id53" draw:start-glue-point="9" draw:end-shape="id57" draw:end-glue-point="5" svg:d="M11596 6370l125 655" svg:viewBox="0 0 126 656">
          <text:p/>
        </draw:connector>
        <draw:connector draw:style-name="gr8" draw:text-style-name="P6" draw:layer="layout" draw:type="line" svg:x1="11.901cm" svg:y1="7.205cm" svg:x2="12.151cm" svg:y2="7.695cm" draw:start-shape="id57" draw:start-glue-point="9" svg:d="M11901 7205l250 490" svg:viewBox="0 0 251 491">
          <text:p/>
        </draw:connector>
        <draw:connector draw:style-name="gr9" draw:text-style-name="P2" draw:layer="layout" draw:type="line" svg:x1="12.305cm" svg:y1="7.875cm" svg:x2="12.445cm" svg:y2="8.13cm" draw:start-shape="id59" draw:start-glue-point="9" svg:d="M12305 7875l140 255" svg:viewBox="0 0 141 256">
          <text:p/>
        </draw:connector>
        <draw:connector draw:style-name="gr9" draw:text-style-name="P2" draw:layer="layout" draw:type="line" svg:x1="12.305cm" svg:y1="6.605cm" svg:x2="12.445cm" svg:y2="6.86cm" draw:start-shape="id77" draw:start-glue-point="9" svg:d="M12305 6605l140 255" svg:viewBox="0 0 141 256">
          <text:p/>
        </draw:connector>
        <draw:connector draw:style-name="gr8" draw:text-style-name="P6" draw:layer="layout" draw:type="line" svg:x1="12.61cm" svg:y1="7.04cm" svg:x2="12.735cm" svg:y2="7.695cm" draw:start-shape="id83" draw:start-glue-point="9" draw:end-shape="id90" draw:end-glue-point="5" svg:d="M12610 7040l125 655" svg:viewBox="0 0 126 656">
          <text:p/>
        </draw:connector>
        <draw:connector draw:style-name="gr8" draw:text-style-name="P6" draw:layer="layout" draw:type="line" svg:x1="12.915cm" svg:y1="7.875cm" svg:x2="13.17cm" svg:y2="8.295cm" draw:start-shape="id90" draw:start-glue-point="9" draw:end-shape="id94" draw:end-glue-point="5" svg:d="M12915 7875l255 420" svg:viewBox="0 0 256 421">
          <text:p/>
        </draw:connector>
        <draw:connector draw:style-name="gr8" draw:text-style-name="P6" draw:layer="layout" draw:type="line" svg:x1="12.61cm" svg:y1="5.77cm" svg:x2="12.735cm" svg:y2="6.425cm" draw:start-shape="id78" draw:start-glue-point="9" draw:end-shape="id84" draw:end-glue-point="5" svg:d="M12610 5770l125 655" svg:viewBox="0 0 126 656">
          <text:p/>
        </draw:connector>
        <draw:connector draw:style-name="gr8" draw:text-style-name="P6" draw:layer="layout" draw:type="line" svg:x1="12.915cm" svg:y1="6.605cm" svg:x2="13.17cm" svg:y2="7.025cm" draw:start-shape="id84" draw:start-glue-point="9" draw:end-shape="id91" draw:end-glue-point="5" svg:d="M12915 6605l255 420" svg:viewBox="0 0 256 421">
          <text:p/>
        </draw:connector>
        <draw:connector draw:style-name="gr8" draw:text-style-name="P6" draw:layer="layout" draw:type="line" svg:x1="13.35cm" svg:y1="7.205cm" svg:x2="13.475cm" svg:y2="7.46cm" draw:start-shape="id91" draw:start-glue-point="9" draw:end-shape="id95" draw:end-glue-point="5" svg:d="M13350 7205l125 255" svg:viewBox="0 0 126 256">
          <text:p/>
        </draw:connector>
        <draw:connector draw:style-name="gr8" draw:text-style-name="P6" draw:layer="layout" draw:type="line" svg:x1="13.655cm" svg:y1="7.64cm" svg:x2="13.78cm" svg:y2="8.295cm" draw:start-shape="id95" draw:start-glue-point="9" draw:end-shape="id98" draw:end-glue-point="5" svg:d="M13655 7640l125 655" svg:viewBox="0 0 126 656">
          <text:p/>
        </draw:connector>
        <draw:connector draw:style-name="gr8" draw:text-style-name="P6" draw:layer="layout" draw:type="line" svg:x1="12.915cm" svg:y1="5.335cm" svg:x2="13.17cm" svg:y2="5.755cm" draw:start-shape="id79" draw:start-glue-point="9" draw:end-shape="id85" draw:end-glue-point="5" svg:d="M12915 5335l255 420" svg:viewBox="0 0 256 421">
          <text:p/>
        </draw:connector>
        <draw:connector draw:style-name="gr8" draw:text-style-name="P6" draw:layer="layout" draw:type="line" svg:x1="13.35cm" svg:y1="5.935cm" svg:x2="13.475cm" svg:y2="6.19cm" draw:start-shape="id85" draw:start-glue-point="9" draw:end-shape="id92" draw:end-glue-point="5" svg:d="M13350 5935l125 255" svg:viewBox="0 0 126 256">
          <text:p/>
        </draw:connector>
        <draw:connector draw:style-name="gr8" draw:text-style-name="P6" draw:layer="layout" draw:type="line" svg:x1="13.655cm" svg:y1="6.37cm" svg:x2="13.78cm" svg:y2="7.025cm" draw:start-shape="id92" draw:start-glue-point="9" draw:end-shape="id96" draw:end-glue-point="5" svg:d="M13655 6370l125 655" svg:viewBox="0 0 126 656">
          <text:p/>
        </draw:connector>
        <draw:connector draw:style-name="gr8" draw:text-style-name="P6" draw:layer="layout" draw:type="line" svg:x1="13.96cm" svg:y1="7.205cm" svg:x2="14.191cm" svg:y2="7.695cm" draw:start-shape="id96" draw:start-glue-point="9" draw:end-shape="id99" draw:end-glue-point="5" svg:d="M13960 7205l231 490" svg:viewBox="0 0 232 491">
          <text:p/>
        </draw:connector>
        <draw:connector draw:style-name="gr8" draw:text-style-name="P6" draw:layer="layout" draw:type="line" svg:x1="14.371cm" svg:y1="7.875cm" svg:x2="14.496cm" svg:y2="8.13cm" draw:start-shape="id99" draw:start-glue-point="9" draw:end-shape="id101" draw:end-glue-point="5" svg:d="M14371 7875l125 255" svg:viewBox="0 0 126 256">
          <text:p/>
        </draw:connector>
        <draw:connector draw:style-name="gr8" draw:text-style-name="P6" draw:layer="layout" draw:type="line" svg:x1="11.596cm" svg:y1="1.29cm" svg:x2="11.721cm" svg:y2="1.945cm" draw:start-shape="id39" draw:start-glue-point="9" draw:end-shape="id149" draw:end-glue-point="5" svg:d="M11596 1290l125 655" svg:viewBox="0 0 126 656">
          <text:p/>
        </draw:connector>
        <draw:connector draw:style-name="gr8" draw:text-style-name="P6" draw:layer="layout" draw:type="line" svg:x1="11.901cm" svg:y1="2.125cm" svg:x2="12.151cm" svg:y2="2.615cm" draw:start-shape="id149" draw:start-glue-point="9" svg:d="M11901 2125l250 490" svg:viewBox="0 0 251 491">
          <text:p/>
        </draw:connector>
        <draw:connector draw:style-name="gr9" draw:text-style-name="P2" draw:layer="layout" draw:type="line" svg:x1="12.305cm" svg:y1="2.795cm" svg:x2="12.445cm" svg:y2="3.05cm" draw:start-shape="id150" draw:start-glue-point="9" svg:d="M12305 2795l140 255" svg:viewBox="0 0 141 256">
          <text:p/>
        </draw:connector>
        <draw:connector draw:style-name="gr8" draw:text-style-name="P6" draw:layer="layout" draw:type="line" svg:x1="12.61cm" svg:y1="3.23cm" svg:x2="12.735cm" svg:y2="3.885cm" draw:start-shape="id70" draw:start-glue-point="9" draw:end-shape="id74" draw:end-glue-point="5" svg:d="M12610 3230l125 655" svg:viewBox="0 0 126 656">
          <text:p/>
        </draw:connector>
        <draw:connector draw:style-name="gr8" draw:text-style-name="P6" draw:layer="layout" draw:type="line" svg:x1="12.915cm" svg:y1="4.065cm" svg:x2="13.17cm" svg:y2="4.485cm" draw:start-shape="id74" draw:start-glue-point="9" draw:end-shape="id80" draw:end-glue-point="5" svg:d="M12915 4065l255 420" svg:viewBox="0 0 256 421">
          <text:p/>
        </draw:connector>
        <draw:connector draw:style-name="gr8" draw:text-style-name="P6" draw:layer="layout" draw:type="line" svg:x1="13.35cm" svg:y1="4.665cm" svg:x2="13.475cm" svg:y2="4.92cm" draw:start-shape="id80" draw:start-glue-point="9" draw:end-shape="id86" draw:end-glue-point="5" svg:d="M13350 4665l125 255" svg:viewBox="0 0 126 256">
          <text:p/>
        </draw:connector>
        <draw:connector draw:style-name="gr8" draw:text-style-name="P6" draw:layer="layout" draw:type="line" svg:x1="13.655cm" svg:y1="5.1cm" svg:x2="13.78cm" svg:y2="5.755cm" draw:start-shape="id86" draw:start-glue-point="9" draw:end-shape="id93" draw:end-glue-point="5" svg:d="M13655 5100l125 655" svg:viewBox="0 0 126 656">
          <text:p/>
        </draw:connector>
        <draw:connector draw:style-name="gr8" draw:text-style-name="P6" draw:layer="layout" draw:type="line" svg:x1="13.96cm" svg:y1="5.935cm" svg:x2="14.191cm" svg:y2="6.425cm" draw:start-shape="id93" draw:start-glue-point="9" draw:end-shape="id97" draw:end-glue-point="5" svg:d="M13960 5935l231 490" svg:viewBox="0 0 232 491">
          <text:p/>
        </draw:connector>
        <draw:connector draw:style-name="gr9" draw:text-style-name="P2" draw:layer="layout" draw:type="line" svg:x1="12.305cm" svg:y1="1.525cm" svg:x2="12.445cm" svg:y2="1.78cm" draw:start-shape="id155" draw:start-glue-point="9" svg:d="M12305 1525l140 255" svg:viewBox="0 0 141 256">
          <text:p/>
        </draw:connector>
        <draw:connector draw:style-name="gr8" draw:text-style-name="P6" draw:layer="layout" draw:type="line" svg:x1="12.61cm" svg:y1="1.96cm" svg:x2="12.735cm" svg:y2="2.615cm" draw:start-shape="id148" draw:start-glue-point="9" draw:end-shape="id71" draw:end-glue-point="5" svg:d="M12610 1960l125 655" svg:viewBox="0 0 126 656">
          <text:p/>
        </draw:connector>
        <draw:connector draw:style-name="gr8" draw:text-style-name="P6" draw:layer="layout" draw:type="line" svg:x1="12.915cm" svg:y1="2.795cm" svg:x2="13.17cm" svg:y2="3.215cm" draw:start-shape="id71" draw:start-glue-point="9" draw:end-shape="id75" draw:end-glue-point="5" svg:d="M12915 2795l255 420" svg:viewBox="0 0 256 421">
          <text:p/>
        </draw:connector>
        <draw:connector draw:style-name="gr8" draw:text-style-name="P6" draw:layer="layout" draw:type="line" svg:x1="13.35cm" svg:y1="3.395cm" svg:x2="13.475cm" svg:y2="3.65cm" draw:start-shape="id75" draw:start-glue-point="9" draw:end-shape="id81" draw:end-glue-point="5" svg:d="M13350 3395l125 255" svg:viewBox="0 0 126 256">
          <text:p/>
        </draw:connector>
        <draw:connector draw:style-name="gr8" draw:text-style-name="P6" draw:layer="layout" draw:type="line" svg:x1="13.655cm" svg:y1="3.83cm" svg:x2="13.78cm" svg:y2="4.485cm" draw:start-shape="id81" draw:start-glue-point="9" draw:end-shape="id87" draw:end-glue-point="5" svg:d="M13655 3830l125 655" svg:viewBox="0 0 126 656">
          <text:p/>
        </draw:connector>
        <draw:connector draw:style-name="gr8" draw:text-style-name="P6" draw:layer="layout" draw:type="line" svg:x1="13.96cm" svg:y1="4.665cm" svg:x2="14.191cm" svg:y2="5.155cm" draw:start-shape="id87" draw:start-glue-point="9" draw:end-shape="id124" draw:end-glue-point="5" svg:d="M13960 4665l231 490" svg:viewBox="0 0 232 491">
          <text:p/>
        </draw:connector>
        <draw:connector draw:style-name="gr8" draw:text-style-name="P6" draw:layer="layout" draw:type="line" svg:x1="14.371cm" svg:y1="5.335cm" svg:x2="14.496cm" svg:y2="5.59cm" draw:start-shape="id124" draw:start-glue-point="9" draw:end-shape="id120" draw:end-glue-point="5" svg:d="M14371 5335l125 255" svg:viewBox="0 0 126 256">
          <text:p/>
        </draw:connector>
        <draw:connector draw:style-name="gr8" draw:text-style-name="P6" draw:layer="layout" draw:type="line" svg:x1="14.676cm" svg:y1="5.77cm" svg:x2="14.801cm" svg:y2="6.425cm" draw:start-shape="id120" draw:start-glue-point="9" draw:end-shape="id116" draw:end-glue-point="5" svg:d="M14676 5770l125 655" svg:viewBox="0 0 126 656">
          <text:p/>
        </draw:connector>
        <draw:connector draw:style-name="gr8" draw:text-style-name="P6" draw:layer="layout" draw:type="line" svg:x1="12.915cm" svg:y1="1.525cm" svg:x2="13.17cm" svg:y2="1.945cm" draw:start-shape="id147" draw:start-glue-point="9" draw:end-shape="id145" draw:end-glue-point="5" svg:d="M12915 1525l255 420" svg:viewBox="0 0 256 421">
          <text:p/>
        </draw:connector>
        <draw:connector draw:style-name="gr8" draw:text-style-name="P6" draw:layer="layout" draw:type="line" svg:x1="13.35cm" svg:y1="2.125cm" svg:x2="13.475cm" svg:y2="2.38cm" draw:start-shape="id145" draw:start-glue-point="9" draw:end-shape="id76" draw:end-glue-point="5" svg:d="M13350 2125l125 255" svg:viewBox="0 0 126 256">
          <text:p/>
        </draw:connector>
        <draw:connector draw:style-name="gr8" draw:text-style-name="P6" draw:layer="layout" draw:type="line" svg:x1="13.655cm" svg:y1="2.56cm" svg:x2="13.78cm" svg:y2="3.215cm" draw:start-shape="id76" draw:start-glue-point="9" draw:end-shape="id82" draw:end-glue-point="5" svg:d="M13655 2560l125 655" svg:viewBox="0 0 126 656">
          <text:p/>
        </draw:connector>
        <draw:connector draw:style-name="gr8" draw:text-style-name="P6" draw:layer="layout" draw:type="line" svg:x1="13.96cm" svg:y1="3.395cm" svg:x2="14.191cm" svg:y2="3.885cm" draw:start-shape="id82" draw:start-glue-point="9" draw:end-shape="id88" draw:end-glue-point="5" svg:d="M13960 3395l231 490" svg:viewBox="0 0 232 491">
          <text:p/>
        </draw:connector>
        <draw:connector draw:style-name="gr8" draw:text-style-name="P6" draw:layer="layout" draw:type="line" svg:x1="14.371cm" svg:y1="4.065cm" svg:x2="14.496cm" svg:y2="4.32cm" draw:start-shape="id88" draw:start-glue-point="9" draw:end-shape="id125" draw:end-glue-point="5" svg:d="M14371 4065l125 255" svg:viewBox="0 0 126 256">
          <text:p/>
        </draw:connector>
        <draw:connector draw:style-name="gr8" draw:text-style-name="P6" draw:layer="layout" draw:type="line" svg:x1="14.676cm" svg:y1="4.5cm" svg:x2="14.801cm" svg:y2="5.155cm" draw:start-shape="id125" draw:start-glue-point="9" draw:end-shape="id121" draw:end-glue-point="5" svg:d="M14676 4500l125 655" svg:viewBox="0 0 126 656">
          <text:p/>
        </draw:connector>
        <draw:connector draw:style-name="gr8" draw:text-style-name="P6" draw:layer="layout" draw:type="line" svg:x1="14.981cm" svg:y1="5.335cm" svg:x2="15.236cm" svg:y2="5.755cm" draw:start-shape="id121" draw:start-glue-point="9" draw:end-shape="id117" draw:end-glue-point="5" svg:d="M14981 5335l255 420" svg:viewBox="0 0 256 421">
          <text:p/>
        </draw:connector>
        <draw:connector draw:style-name="gr8" draw:text-style-name="P6" draw:layer="layout" draw:type="line" svg:x1="15.416cm" svg:y1="5.935cm" svg:x2="15.541cm" svg:y2="6.19cm" draw:start-shape="id117" draw:start-glue-point="9" draw:end-shape="id104" draw:end-glue-point="5" svg:d="M15416 5935l125 255" svg:viewBox="0 0 126 256">
          <text:p/>
        </draw:connector>
        <draw:connector draw:style-name="gr8" draw:text-style-name="P6" draw:layer="layout" draw:type="line" svg:x1="13.655cm" svg:y1="1.29cm" svg:x2="13.78cm" svg:y2="1.945cm" draw:start-shape="id146" draw:start-glue-point="9" draw:end-shape="id144" draw:end-glue-point="5" svg:d="M13655 1290l125 655" svg:viewBox="0 0 126 656">
          <text:p/>
        </draw:connector>
        <draw:connector draw:style-name="gr8" draw:text-style-name="P6" draw:layer="layout" draw:type="line" svg:x1="13.96cm" svg:y1="2.125cm" svg:x2="14.191cm" svg:y2="2.615cm" draw:start-shape="id144" draw:start-glue-point="9" draw:end-shape="id140" draw:end-glue-point="5" svg:d="M13960 2125l231 490" svg:viewBox="0 0 232 491">
          <text:p/>
        </draw:connector>
        <draw:connector draw:style-name="gr8" draw:text-style-name="P6" draw:layer="layout" draw:type="line" svg:x1="14.371cm" svg:y1="2.795cm" svg:x2="14.496cm" svg:y2="3.05cm" draw:start-shape="id140" draw:start-glue-point="9" draw:end-shape="id127" draw:end-glue-point="5" svg:d="M14371 2795l125 255" svg:viewBox="0 0 126 256">
          <text:p/>
        </draw:connector>
        <draw:connector draw:style-name="gr8" draw:text-style-name="P6" draw:layer="layout" draw:type="line" svg:x1="14.676cm" svg:y1="3.23cm" svg:x2="14.801cm" svg:y2="3.885cm" draw:start-shape="id127" draw:start-glue-point="9" draw:end-shape="id126" draw:end-glue-point="5" svg:d="M14676 3230l125 655" svg:viewBox="0 0 126 656">
          <text:p/>
        </draw:connector>
        <draw:connector draw:style-name="gr8" draw:text-style-name="P6" draw:layer="layout" draw:type="line" svg:x1="14.981cm" svg:y1="4.065cm" svg:x2="15.236cm" svg:y2="4.485cm" draw:start-shape="id126" draw:start-glue-point="9" draw:end-shape="id122" draw:end-glue-point="5" svg:d="M14981 4065l255 420" svg:viewBox="0 0 256 421">
          <text:p/>
        </draw:connector>
        <draw:connector draw:style-name="gr8" draw:text-style-name="P6" draw:layer="layout" draw:type="line" svg:x1="15.416cm" svg:y1="4.665cm" svg:x2="15.541cm" svg:y2="4.92cm" draw:start-shape="id122" draw:start-glue-point="9" draw:end-shape="id118" draw:end-glue-point="5" svg:d="M15416 4665l125 255" svg:viewBox="0 0 126 256">
          <text:p/>
        </draw:connector>
        <draw:connector draw:style-name="gr8" draw:text-style-name="P6" draw:layer="layout" draw:type="line" svg:x1="14.371cm" svg:y1="1.525cm" svg:x2="14.496cm" svg:y2="1.78cm" draw:start-shape="id143" draw:start-glue-point="9" draw:end-shape="id141" draw:end-glue-point="5" svg:d="M14371 1525l125 255" svg:viewBox="0 0 126 256">
          <text:p/>
        </draw:connector>
        <draw:connector draw:style-name="gr8" draw:text-style-name="P6" draw:layer="layout" draw:type="line" svg:x1="14.676cm" svg:y1="1.96cm" svg:x2="14.801cm" svg:y2="2.615cm" draw:start-shape="id141" draw:start-glue-point="9" draw:end-shape="id139" draw:end-glue-point="5" svg:d="M14676 1960l125 655" svg:viewBox="0 0 126 656">
          <text:p/>
        </draw:connector>
        <draw:connector draw:style-name="gr8" draw:text-style-name="P6" draw:layer="layout" draw:type="line" svg:x1="14.981cm" svg:y1="2.795cm" svg:x2="15.236cm" svg:y2="3.215cm" draw:start-shape="id139" draw:start-glue-point="9" draw:end-shape="id128" draw:end-glue-point="5" svg:d="M14981 2795l255 420" svg:viewBox="0 0 256 421">
          <text:p/>
        </draw:connector>
        <draw:connector draw:style-name="gr8" draw:text-style-name="P6" draw:layer="layout" draw:type="line" svg:x1="14.371cm" svg:y1="6.605cm" svg:x2="14.496cm" svg:y2="6.86cm" draw:start-shape="id97" draw:start-glue-point="9" draw:end-shape="id100" draw:end-glue-point="5" svg:d="M14371 6605l125 255" svg:viewBox="0 0 126 256">
          <text:p/>
        </draw:connector>
        <draw:connector draw:style-name="gr8" draw:text-style-name="P6" draw:layer="layout" draw:type="line" svg:x1="14.676cm" svg:y1="7.04cm" svg:x2="14.801cm" svg:y2="7.695cm" draw:start-shape="id100" draw:start-glue-point="9" draw:end-shape="id102" draw:end-glue-point="5" svg:d="M14676 7040l125 655" svg:viewBox="0 0 126 656">
          <text:p/>
        </draw:connector>
        <draw:connector draw:style-name="gr8" draw:text-style-name="P6" draw:layer="layout" draw:type="line" svg:x1="14.981cm" svg:y1="7.875cm" svg:x2="15.236cm" svg:y2="8.295cm" draw:start-shape="id102" draw:start-glue-point="9" draw:end-shape="id108" draw:end-glue-point="5" svg:d="M14981 7875l255 420" svg:viewBox="0 0 256 421">
          <text:p/>
        </draw:connector>
        <draw:connector draw:style-name="gr8" draw:text-style-name="P6" draw:layer="layout" draw:type="line" svg:x1="14.981cm" svg:y1="6.605cm" svg:x2="15.236cm" svg:y2="7.025cm" draw:start-shape="id116" draw:start-glue-point="9" draw:end-shape="id103" draw:end-glue-point="5" svg:d="M14981 6605l255 420" svg:viewBox="0 0 256 421">
          <text:p/>
        </draw:connector>
        <draw:connector draw:style-name="gr8" draw:text-style-name="P6" draw:layer="layout" draw:type="line" svg:x1="15.416cm" svg:y1="7.205cm" svg:x2="15.541cm" svg:y2="7.46cm" draw:start-shape="id103" draw:start-glue-point="9" draw:end-shape="id109" draw:end-glue-point="5" svg:d="M15416 7205l125 255" svg:viewBox="0 0 126 256">
          <text:p/>
        </draw:connector>
        <draw:connector draw:style-name="gr8" draw:text-style-name="P6" draw:layer="layout" draw:type="line" svg:x1="15.721cm" svg:y1="7.64cm" svg:x2="15.846cm" svg:y2="8.295cm" draw:start-shape="id109" draw:start-glue-point="9" draw:end-shape="id113" draw:end-glue-point="5" svg:d="M15721 7640l125 655" svg:viewBox="0 0 126 656">
          <text:p/>
        </draw:connector>
        <draw:connector draw:style-name="gr8" draw:text-style-name="P6" draw:layer="layout" draw:type="line" svg:x1="15.721cm" svg:y1="6.37cm" svg:x2="15.846cm" svg:y2="7.025cm" draw:start-shape="id104" draw:start-glue-point="9" draw:end-shape="id110" draw:end-glue-point="5" svg:d="M15721 6370l125 655" svg:viewBox="0 0 126 656">
          <text:p/>
        </draw:connector>
        <draw:connector draw:style-name="gr8" draw:text-style-name="P6" draw:layer="layout" draw:type="line" svg:x1="16.026cm" svg:y1="7.205cm" svg:x2="16.281cm" svg:y2="7.695cm" draw:start-shape="id110" draw:start-glue-point="9" draw:end-shape="id114" draw:end-glue-point="5" svg:d="M16026 7205l255 490" svg:viewBox="0 0 256 491">
          <text:p/>
        </draw:connector>
        <draw:connector draw:style-name="gr8" draw:text-style-name="P6" draw:layer="layout" draw:type="line" svg:x1="16.461cm" svg:y1="7.875cm" svg:x2="16.586cm" svg:y2="8.13cm" draw:start-shape="id114" draw:start-glue-point="9" draw:end-shape="id156" draw:end-glue-point="5" svg:d="M16461 7875l125 255" svg:viewBox="0 0 126 256">
          <text:p/>
        </draw:connector>
        <draw:connector draw:style-name="gr8" draw:text-style-name="P6" draw:layer="layout" draw:type="line" svg:x1="16.586cm" svg:y1="6.86cm" svg:x2="16.461cm" svg:y2="6.605cm" draw:start-shape="id115" draw:start-glue-point="5" draw:end-shape="id111" draw:end-glue-point="9" svg:d="M16586 6860l-125-255" svg:viewBox="0 0 126 256">
          <text:p/>
        </draw:connector>
        <draw:connector draw:style-name="gr8" draw:text-style-name="P6" draw:layer="layout" draw:type="line" svg:x1="15.721cm" svg:y1="5.1cm" svg:x2="15.846cm" svg:y2="5.755cm" draw:start-shape="id118" draw:start-glue-point="9" draw:end-shape="id105" draw:end-glue-point="5" svg:d="M15721 5100l125 655" svg:viewBox="0 0 126 656">
          <text:p/>
        </draw:connector>
        <draw:connector draw:style-name="gr8" draw:text-style-name="P6" draw:layer="layout" draw:type="line" svg:x1="16.026cm" svg:y1="5.935cm" svg:x2="16.281cm" svg:y2="6.425cm" draw:start-shape="id105" draw:start-glue-point="9" draw:end-shape="id111" draw:end-glue-point="5" svg:d="M16026 5935l255 490" svg:viewBox="0 0 256 491">
          <text:p/>
        </draw:connector>
        <draw:connector draw:style-name="gr8" draw:text-style-name="P6" draw:layer="layout" draw:type="line" svg:x1="16.586cm" svg:y1="5.59cm" svg:x2="16.461cm" svg:y2="5.335cm" draw:start-shape="id112" draw:start-glue-point="5" draw:end-shape="id106" draw:end-glue-point="9" svg:d="M16586 5590l-125-255" svg:viewBox="0 0 126 256">
          <text:p/>
        </draw:connector>
        <draw:connector draw:style-name="gr8" draw:text-style-name="P6" draw:layer="layout" draw:type="line" svg:x1="16.281cm" svg:y1="5.155cm" svg:x2="16.026cm" svg:y2="4.665cm" draw:start-shape="id106" draw:start-glue-point="5" draw:end-shape="id119" draw:end-glue-point="9" svg:d="M16281 5155l-255-490" svg:viewBox="0 0 256 491">
          <text:p/>
        </draw:connector>
        <draw:connector draw:style-name="gr8" draw:text-style-name="P6" draw:layer="layout" draw:type="line" svg:x1="15.846cm" svg:y1="4.485cm" svg:x2="15.721cm" svg:y2="3.83cm" draw:start-shape="id119" draw:start-glue-point="5" draw:end-shape="id123" draw:end-glue-point="9" svg:d="M15846 4485l-125-655" svg:viewBox="0 0 126 656">
          <text:p/>
        </draw:connector>
        <draw:connector draw:style-name="gr8" draw:text-style-name="P6" draw:layer="layout" draw:type="line" svg:x1="15.541cm" svg:y1="3.65cm" svg:x2="15.416cm" svg:y2="3.395cm" draw:start-shape="id123" draw:start-glue-point="5" draw:end-shape="id128" draw:end-glue-point="9" svg:d="M15541 3650l-125-255" svg:viewBox="0 0 126 256">
          <text:p/>
        </draw:connector>
        <draw:connector draw:style-name="gr8" draw:text-style-name="P6" draw:layer="layout" draw:type="line" svg:x1="16.586cm" svg:y1="4.32cm" svg:x2="16.461cm" svg:y2="4.065cm" draw:start-shape="id107" draw:start-glue-point="5" draw:end-shape="id133" draw:end-glue-point="9" svg:d="M16586 4320l-125-255" svg:viewBox="0 0 126 256">
          <text:p/>
        </draw:connector>
        <draw:connector draw:style-name="gr8" draw:text-style-name="P6" draw:layer="layout" draw:type="line" svg:x1="16.281cm" svg:y1="3.885cm" svg:x2="16.026cm" svg:y2="3.395cm" draw:start-shape="id133" draw:start-glue-point="5" draw:end-shape="id132" draw:end-glue-point="9" svg:d="M16281 3885l-255-490" svg:viewBox="0 0 256 491">
          <text:p/>
        </draw:connector>
        <draw:connector draw:style-name="gr8" draw:text-style-name="P6" draw:layer="layout" draw:type="line" svg:x1="15.846cm" svg:y1="3.215cm" svg:x2="15.721cm" svg:y2="2.56cm" draw:start-shape="id132" draw:start-glue-point="5" draw:end-shape="id129" draw:end-glue-point="9" svg:d="M15846 3215l-125-655" svg:viewBox="0 0 126 656">
          <text:p/>
        </draw:connector>
        <draw:connector draw:style-name="gr8" draw:text-style-name="P6" draw:layer="layout" draw:type="line" svg:x1="15.541cm" svg:y1="2.38cm" svg:x2="15.416cm" svg:y2="2.125cm" draw:start-shape="id129" draw:start-glue-point="5" draw:end-shape="id138" draw:end-glue-point="9" svg:d="M15541 2380l-125-255" svg:viewBox="0 0 126 256">
          <text:p/>
        </draw:connector>
        <draw:connector draw:style-name="gr8" draw:text-style-name="P6" draw:layer="layout" draw:type="line" svg:x1="16.586cm" svg:y1="3.05cm" svg:x2="16.461cm" svg:y2="2.795cm" draw:start-shape="id135" draw:start-glue-point="5" draw:end-shape="id134" draw:end-glue-point="9" svg:d="M16586 3050l-125-255" svg:viewBox="0 0 126 256">
          <text:p/>
        </draw:connector>
        <draw:connector draw:style-name="gr8" draw:text-style-name="P6" draw:layer="layout" draw:type="line" svg:x1="16.281cm" svg:y1="2.615cm" svg:x2="16.026cm" svg:y2="2.125cm" draw:start-shape="id134" draw:start-glue-point="5" draw:end-shape="id130" draw:end-glue-point="9" svg:d="M16281 2615l-255-490" svg:viewBox="0 0 256 491">
          <text:p/>
        </draw:connector>
        <draw:connector draw:style-name="gr8" draw:text-style-name="P6" draw:layer="layout" draw:type="line" svg:x1="16.461cm" svg:y1="1.525cm" svg:x2="16.586cm" svg:y2="1.78cm" draw:start-shape="id131" draw:start-glue-point="9" draw:end-shape="id136" draw:end-glue-point="5" svg:d="M16461 1525l125 255" svg:viewBox="0 0 126 256">
          <text:p/>
        </draw:connector>
        <draw:connector draw:style-name="gr8" draw:text-style-name="P6" draw:layer="layout" draw:type="line" svg:x1="15.721cm" svg:y1="1.29cm" svg:x2="15.846cm" svg:y2="1.945cm" draw:start-shape="id137" draw:start-glue-point="9" draw:end-shape="id130" draw:end-glue-point="5" svg:d="M15721 1290l125 655" svg:viewBox="0 0 126 656">
          <text:p/>
        </draw:connector>
        <draw:connector draw:style-name="gr8" draw:text-style-name="P6" draw:layer="layout" draw:type="line" svg:x1="14.981cm" svg:y1="1.525cm" svg:x2="15.236cm" svg:y2="1.945cm" draw:start-shape="id142" draw:start-glue-point="9" draw:end-shape="id138" draw:end-glue-point="5" svg:d="M14981 1525l255 420" svg:viewBox="0 0 256 421">
          <text:p/>
        </draw:connector>
        <draw:connector draw:style-name="gr6" draw:text-style-name="P6" draw:layer="layout" draw:type="line" svg:x1="8.302cm" svg:y1="7.04cm" svg:x2="8.177cm" svg:y2="7.695cm" draw:start-shape="id8" draw:start-glue-point="7" draw:end-shape="id154" draw:end-glue-point="11" svg:d="M8302 7040l-125 655" svg:viewBox="0 0 126 656">
          <text:p/>
        </draw:connector>
        <draw:custom-shape draw:style-name="gr10" draw:text-style-name="P1" xml:id="id178" draw:id="id178" draw:layer="layout" svg:width="0.127cm" svg:height="0.127cm" svg:x="8.023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7" draw:id="id177" draw:layer="layout" svg:width="0.127cm" svg:height="0.127cm" svg:x="8.633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27cm" svg:height="0.127cm" svg:x="8.773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6" draw:id="id176" draw:layer="layout" svg:width="0.127cm" svg:height="0.127cm" svg:x="10.092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5" draw:id="id175" draw:layer="layout" svg:width="0.127cm" svg:height="0.127cm" svg:x="10.702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27cm" svg:height="0.127cm" svg:x="10.842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4" draw:id="id174" draw:layer="layout" svg:width="0.127cm" svg:height="0.127cm" svg:x="12.15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3" draw:id="id173" draw:layer="layout" svg:width="0.127cm" svg:height="0.127cm" svg:x="12.76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27cm" svg:height="0.127cm" svg:x="13.301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2" draw:id="id172" draw:layer="layout" svg:width="0.127cm" svg:height="0.127cm" svg:x="14.217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1" draw:id="id171" draw:layer="layout" svg:width="0.127cm" svg:height="0.127cm" svg:x="14.827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27cm" svg:height="0.127cm" svg:x="15.367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0" draw:id="id170" draw:layer="layout" svg:width="0.127cm" svg:height="0.127cm" svg:x="16.307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9" draw:id="id179" draw:layer="layout" svg:width="0.127cm" svg:height="0.127cm" svg:x="17.247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57" draw:id="id157" draw:layer="layout" svg:width="0.127cm" svg:height="0.127cm" svg:x="8.328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58" draw:id="id158" draw:layer="layout" svg:width="0.127cm" svg:height="0.127cm" svg:x="9.068cm" svg:y="0.7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xml:id="id159" draw:id="id159" draw:layer="layout" svg:width="0.127cm" svg:height="0.127cm" svg:x="9.678cm" svg:y="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0" draw:id="id160" draw:layer="layout" svg:width="0.127cm" svg:height="0.127cm" svg:x="10.397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1" draw:id="id161" draw:layer="layout" svg:width="0.127cm" svg:height="0.127cm" svg:x="11.137cm" svg:y="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2" draw:id="id162" draw:layer="layout" svg:width="0.127cm" svg:height="0.127cm" svg:x="11.747cm" svg:y="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3" draw:id="id163" draw:layer="layout" svg:width="0.127cm" svg:height="0.127cm" svg:x="12.456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4" draw:id="id164" draw:layer="layout" svg:width="0.127cm" svg:height="0.127cm" svg:x="13.196cm" svg:y="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5" draw:id="id165" draw:layer="layout" svg:width="0.127cm" svg:height="0.127cm" svg:x="13.806cm" svg:y="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6" draw:id="id166" draw:layer="layout" svg:width="0.127cm" svg:height="0.127cm" svg:x="14.522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7" draw:id="id167" draw:layer="layout" svg:width="0.127cm" svg:height="0.127cm" svg:x="15.262cm" svg:y="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8" draw:id="id168" draw:layer="layout" svg:width="0.127cm" svg:height="0.127cm" svg:x="15.872cm" svg:y="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9" draw:id="id169" draw:layer="layout" svg:width="0.127cm" svg:height="0.127cm" svg:x="16.612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27cm" svg:height="0.127cm" svg:x="17.882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8.346cm" svg:y1="0.645cm" svg:x2="8.177cm" svg:y2="1.345cm" draw:start-shape="id157" draw:start-glue-point="7" draw:end-shape="id151" draw:end-glue-point="11" svg:d="M8346 645l-169 700" svg:viewBox="0 0 170 701">
          <text:p/>
        </draw:connector>
        <draw:connector draw:style-name="gr6" draw:text-style-name="P6" draw:layer="layout" draw:type="line" svg:x1="9.086cm" svg:y1="0.81cm" svg:x2="8.787cm" svg:y2="1.345cm" draw:start-shape="id158" draw:start-glue-point="7" draw:end-shape="id30" draw:end-glue-point="11" svg:d="M9086 810l-299 535" svg:viewBox="0 0 300 536">
          <text:p/>
        </draw:connector>
        <draw:connector draw:style-name="gr6" draw:text-style-name="P6" draw:layer="layout" draw:type="line" svg:x1="9.527cm" svg:y1="1.11cm" svg:x2="9.696cm" svg:y2="0.81cm" draw:start-shape="id31" draw:start-glue-point="11" draw:end-shape="id159" draw:end-glue-point="7" svg:d="M9527 1110l169-300" svg:viewBox="0 0 170 301">
          <text:p/>
        </draw:connector>
        <draw:connector draw:style-name="gr6" draw:text-style-name="P6" draw:layer="layout" draw:type="line" svg:x1="10.246cm" svg:y1="1.345cm" svg:x2="10.415cm" svg:y2="0.645cm" draw:start-shape="id152" draw:start-glue-point="11" draw:end-shape="id160" draw:end-glue-point="7" svg:d="M10246 1345l169-700" svg:viewBox="0 0 170 701">
          <text:p/>
        </draw:connector>
        <draw:connector draw:style-name="gr6" draw:text-style-name="P6" draw:layer="layout" draw:type="line" svg:x1="10.856cm" svg:y1="1.345cm" svg:x2="11.155cm" svg:y2="0.81cm" draw:start-shape="id153" draw:start-glue-point="11" draw:end-shape="id161" draw:end-glue-point="7" svg:d="M10856 1345l299-535" svg:viewBox="0 0 300 536">
          <text:p/>
        </draw:connector>
        <draw:connector draw:style-name="gr6" draw:text-style-name="P6" draw:layer="layout" draw:type="line" svg:x1="11.596cm" svg:y1="1.11cm" svg:x2="11.765cm" svg:y2="0.81cm" draw:start-shape="id39" draw:start-glue-point="11" draw:end-shape="id162" draw:end-glue-point="7" svg:d="M11596 1110l169-300" svg:viewBox="0 0 170 301">
          <text:p/>
        </draw:connector>
        <draw:connector draw:style-name="gr6" draw:text-style-name="P6" draw:layer="layout" draw:type="line" svg:x1="12.305cm" svg:y1="1.345cm" svg:x2="12.474cm" svg:y2="0.645cm" draw:start-shape="id155" draw:start-glue-point="11" draw:end-shape="id163" draw:end-glue-point="7" svg:d="M12305 1345l169-700" svg:viewBox="0 0 170 701">
          <text:p/>
        </draw:connector>
        <draw:connector draw:style-name="gr6" draw:text-style-name="P6" draw:layer="layout" draw:type="line" svg:x1="12.915cm" svg:y1="1.345cm" svg:x2="13.214cm" svg:y2="0.81cm" draw:start-shape="id147" draw:start-glue-point="11" draw:end-shape="id164" draw:end-glue-point="7" svg:d="M12915 1345l299-535" svg:viewBox="0 0 300 536">
          <text:p/>
        </draw:connector>
        <draw:connector draw:style-name="gr6" draw:text-style-name="P6" draw:layer="layout" draw:type="line" svg:x1="13.655cm" svg:y1="1.11cm" svg:x2="13.824cm" svg:y2="0.81cm" draw:start-shape="id146" draw:start-glue-point="11" draw:end-shape="id165" draw:end-glue-point="7" svg:d="M13655 1110l169-300" svg:viewBox="0 0 170 301">
          <text:p/>
        </draw:connector>
        <draw:connector draw:style-name="gr6" draw:text-style-name="P6" draw:layer="layout" draw:type="line" svg:x1="14.371cm" svg:y1="1.345cm" svg:x2="14.54cm" svg:y2="0.645cm" draw:start-shape="id143" draw:start-glue-point="11" draw:end-shape="id166" draw:end-glue-point="7" svg:d="M14371 1345l169-700" svg:viewBox="0 0 170 701">
          <text:p/>
        </draw:connector>
        <draw:connector draw:style-name="gr6" draw:text-style-name="P6" draw:layer="layout" draw:type="line" svg:x1="14.981cm" svg:y1="1.345cm" svg:x2="15.28cm" svg:y2="0.81cm" draw:start-shape="id142" draw:start-glue-point="11" draw:end-shape="id167" draw:end-glue-point="7" svg:d="M14981 1345l299-535" svg:viewBox="0 0 300 536">
          <text:p/>
        </draw:connector>
        <draw:connector draw:style-name="gr6" draw:text-style-name="P6" draw:layer="layout" draw:type="line" svg:x1="15.721cm" svg:y1="1.11cm" svg:x2="15.89cm" svg:y2="0.81cm" draw:start-shape="id137" draw:start-glue-point="11" draw:end-shape="id168" draw:end-glue-point="7" svg:d="M15721 1110l169-300" svg:viewBox="0 0 170 301">
          <text:p/>
        </draw:connector>
        <draw:connector draw:style-name="gr6" draw:text-style-name="P6" draw:layer="layout" draw:type="line" svg:x1="16.461cm" svg:y1="1.345cm" svg:x2="16.63cm" svg:y2="0.645cm" draw:start-shape="id131" draw:start-glue-point="11" draw:end-shape="id169" draw:end-glue-point="7" svg:d="M16461 1345l169-700" svg:viewBox="0 0 170 701">
          <text:p/>
        </draw:connector>
        <draw:connector draw:style-name="gr6" draw:text-style-name="P6" draw:layer="layout" draw:type="line" svg:x1="16.586cm" svg:y1="8.31cm" svg:x2="16.416cm" svg:y2="9.009cm" draw:start-shape="id156" draw:start-glue-point="7" draw:end-shape="id170" draw:end-glue-point="11" svg:d="M16586 8310l-170 699" svg:viewBox="0 0 171 700">
          <text:p/>
        </draw:connector>
        <draw:connector draw:style-name="gr6" draw:text-style-name="P6" draw:layer="layout" draw:type="line" svg:x1="15.846cm" svg:y1="8.475cm" svg:x2="15.576cm" svg:y2="9.474cm" draw:start-shape="id113" draw:start-glue-point="7" svg:d="M15846 8475l-270 999" svg:viewBox="0 0 271 1000">
          <text:p/>
        </draw:connector>
        <draw:connector draw:style-name="gr6" draw:text-style-name="P6" draw:layer="layout" draw:type="line" svg:x1="15.236cm" svg:y1="8.475cm" svg:x2="14.936cm" svg:y2="9.009cm" draw:start-shape="id108" draw:start-glue-point="7" draw:end-shape="id171" draw:end-glue-point="11" svg:d="M15236 8475l-300 534" svg:viewBox="0 0 301 535">
          <text:p/>
        </draw:connector>
        <draw:connector draw:style-name="gr6" draw:text-style-name="P6" draw:layer="layout" draw:type="line" svg:x1="14.496cm" svg:y1="8.31cm" svg:x2="14.326cm" svg:y2="9.009cm" draw:start-shape="id101" draw:start-glue-point="7" draw:end-shape="id172" draw:end-glue-point="11" svg:d="M14496 8310l-170 699" svg:viewBox="0 0 171 700">
          <text:p/>
        </draw:connector>
        <draw:connector draw:style-name="gr6" draw:text-style-name="P6" draw:layer="layout" draw:type="line" svg:x1="13.78cm" svg:y1="8.475cm" svg:x2="13.51cm" svg:y2="9.474cm" draw:start-shape="id98" draw:start-glue-point="7" svg:d="M13780 8475l-270 999" svg:viewBox="0 0 271 1000">
          <text:p/>
        </draw:connector>
        <draw:connector draw:style-name="gr6" draw:text-style-name="P6" draw:layer="layout" draw:type="line" svg:x1="13.17cm" svg:y1="8.475cm" svg:x2="12.87cm" svg:y2="9.009cm" draw:start-shape="id94" draw:start-glue-point="7" draw:end-shape="id173" draw:end-glue-point="11" svg:d="M13170 8475l-300 534" svg:viewBox="0 0 301 535">
          <text:p/>
        </draw:connector>
        <draw:connector draw:style-name="gr6" draw:text-style-name="P6" draw:layer="layout" draw:type="line" svg:x1="12.445cm" svg:y1="8.31cm" svg:x2="12.26cm" svg:y2="9.009cm" draw:end-shape="id174" draw:end-glue-point="11" svg:d="M12445 8310l-185 699" svg:viewBox="0 0 186 700">
          <text:p/>
        </draw:connector>
        <draw:connector draw:style-name="gr6" draw:text-style-name="P6" draw:layer="layout" draw:type="line" svg:x1="11.721cm" svg:y1="8.475cm" svg:x2="11.451cm" svg:y2="9.474cm" draw:start-shape="id58" draw:start-glue-point="7" svg:d="M11721 8475l-270 999" svg:viewBox="0 0 271 1000">
          <text:p/>
        </draw:connector>
        <draw:connector draw:style-name="gr6" draw:text-style-name="P6" draw:layer="layout" draw:type="line" svg:x1="11.111cm" svg:y1="8.475cm" svg:x2="10.811cm" svg:y2="9.009cm" draw:start-shape="id55" draw:start-glue-point="7" draw:end-shape="id175" draw:end-glue-point="11" svg:d="M11111 8475l-300 534" svg:viewBox="0 0 301 535">
          <text:p/>
        </draw:connector>
        <draw:connector draw:style-name="gr6" draw:text-style-name="P6" draw:layer="layout" draw:type="line" svg:x1="10.371cm" svg:y1="8.31cm" svg:x2="10.201cm" svg:y2="9.009cm" draw:start-shape="id50" draw:start-glue-point="7" draw:end-shape="id176" draw:end-glue-point="11" svg:d="M10371 8310l-170 699" svg:viewBox="0 0 171 700">
          <text:p/>
        </draw:connector>
        <draw:connector draw:style-name="gr6" draw:text-style-name="P6" draw:layer="layout" draw:type="line" svg:x1="9.652cm" svg:y1="8.475cm" svg:x2="9.382cm" svg:y2="9.474cm" draw:start-shape="id45" draw:start-glue-point="7" svg:d="M9652 8475l-270 999" svg:viewBox="0 0 271 1000">
          <text:p/>
        </draw:connector>
        <draw:connector draw:style-name="gr6" draw:text-style-name="P6" draw:layer="layout" draw:type="line" svg:x1="9.042cm" svg:y1="8.475cm" svg:x2="8.742cm" svg:y2="9.009cm" draw:start-shape="id40" draw:start-glue-point="7" draw:end-shape="id177" draw:end-glue-point="11" svg:d="M9042 8475l-300 534" svg:viewBox="0 0 301 535">
          <text:p/>
        </draw:connector>
        <draw:connector draw:style-name="gr6" draw:text-style-name="P6" draw:layer="layout" draw:type="line" svg:x1="8.302cm" svg:y1="8.31cm" svg:x2="8.132cm" svg:y2="9.009cm" draw:start-shape="id1" draw:start-glue-point="7" draw:end-shape="id178" draw:end-glue-point="11" svg:d="M8302 8310l-170 699" svg:viewBox="0 0 171 700">
          <text:p/>
        </draw:connector>
        <draw:connector draw:style-name="gr8" draw:text-style-name="P6" draw:layer="layout" draw:type="line" svg:x1="8.482cm" svg:y1="8.31cm" svg:x2="8.651cm" svg:y2="9.009cm" draw:start-shape="id1" draw:start-glue-point="9" draw:end-shape="id177" draw:end-glue-point="5" svg:d="M8482 8310l169 699" svg:viewBox="0 0 170 700">
          <text:p/>
        </draw:connector>
        <draw:connector draw:style-name="gr8" draw:text-style-name="P6" draw:layer="layout" draw:type="line" svg:x1="9.222cm" svg:y1="8.475cm" svg:x2="9.291cm" svg:y2="9.474cm" draw:start-shape="id40" draw:start-glue-point="9" svg:d="M9222 8475l69 999" svg:viewBox="0 0 70 1000">
          <text:p/>
        </draw:connector>
        <draw:connector draw:style-name="gr8" draw:text-style-name="P6" draw:layer="layout" draw:type="line" svg:x1="9.832cm" svg:y1="8.475cm" svg:x2="10.124cm" svg:y2="9.009cm" draw:start-shape="id45" draw:start-glue-point="9" svg:d="M9832 8475l292 534" svg:viewBox="0 0 293 535">
          <text:p/>
        </draw:connector>
        <draw:connector draw:style-name="gr8" draw:text-style-name="P6" draw:layer="layout" draw:type="line" svg:x1="10.551cm" svg:y1="8.31cm" svg:x2="10.72cm" svg:y2="9.009cm" draw:start-shape="id50" draw:start-glue-point="9" draw:end-shape="id175" draw:end-glue-point="5" svg:d="M10551 8310l169 699" svg:viewBox="0 0 170 700">
          <text:p/>
        </draw:connector>
        <draw:connector draw:style-name="gr8" draw:text-style-name="P6" draw:layer="layout" draw:type="line" svg:x1="11.291cm" svg:y1="8.475cm" svg:x2="11.36cm" svg:y2="9.474cm" draw:start-shape="id55" draw:start-glue-point="9" svg:d="M11291 8475l69 999" svg:viewBox="0 0 70 1000">
          <text:p/>
        </draw:connector>
        <draw:connector draw:style-name="gr8" draw:text-style-name="P6" draw:layer="layout" draw:type="line" svg:x1="11.901cm" svg:y1="8.475cm" svg:x2="12.195cm" svg:y2="9.009cm" draw:start-shape="id58" draw:start-glue-point="9" svg:d="M11901 8475l294 534" svg:viewBox="0 0 295 535">
          <text:p/>
        </draw:connector>
        <draw:connector draw:style-name="gr8" draw:text-style-name="P6" draw:layer="layout" draw:type="line" svg:x1="12.61cm" svg:y1="8.31cm" svg:x2="12.779cm" svg:y2="9.009cm" draw:start-shape="id89" draw:start-glue-point="9" draw:end-shape="id173" draw:end-glue-point="5" svg:d="M12610 8310l169 699" svg:viewBox="0 0 170 700">
          <text:p/>
        </draw:connector>
        <draw:connector draw:style-name="gr8" draw:text-style-name="P6" draw:layer="layout" draw:type="line" svg:x1="13.35cm" svg:y1="8.475cm" svg:x2="13.419cm" svg:y2="9.474cm" draw:start-shape="id94" draw:start-glue-point="9" svg:d="M13350 8475l69 999" svg:viewBox="0 0 70 1000">
          <text:p/>
        </draw:connector>
        <draw:connector draw:style-name="gr8" draw:text-style-name="P6" draw:layer="layout" draw:type="line" svg:x1="13.96cm" svg:y1="8.475cm" svg:x2="14.235cm" svg:y2="9.009cm" draw:start-shape="id98" draw:start-glue-point="9" draw:end-shape="id172" draw:end-glue-point="5" svg:d="M13960 8475l275 534" svg:viewBox="0 0 276 535">
          <text:p/>
        </draw:connector>
        <draw:connector draw:style-name="gr8" draw:text-style-name="P6" draw:layer="layout" draw:type="line" svg:x1="14.676cm" svg:y1="8.31cm" svg:x2="14.845cm" svg:y2="9.009cm" draw:start-shape="id101" draw:start-glue-point="9" draw:end-shape="id171" draw:end-glue-point="5" svg:d="M14676 8310l169 699" svg:viewBox="0 0 170 700">
          <text:p/>
        </draw:connector>
        <draw:connector draw:style-name="gr8" draw:text-style-name="P6" draw:layer="layout" draw:type="line" svg:x1="15.416cm" svg:y1="8.475cm" svg:x2="15.485cm" svg:y2="9.474cm" draw:start-shape="id108" draw:start-glue-point="9" svg:d="M15416 8475l69 999" svg:viewBox="0 0 70 1000">
          <text:p/>
        </draw:connector>
        <draw:connector draw:style-name="gr8" draw:text-style-name="P6" draw:layer="layout" draw:type="line" svg:x1="16.026cm" svg:y1="8.475cm" svg:x2="16.325cm" svg:y2="9.009cm" draw:start-shape="id113" draw:start-glue-point="9" draw:end-shape="id170" draw:end-glue-point="5" svg:d="M16026 8475l299 534" svg:viewBox="0 0 300 535">
          <text:p/>
        </draw:connector>
        <draw:connector draw:style-name="gr8" draw:text-style-name="P6" draw:layer="layout" draw:type="line" svg:x1="16.766cm" svg:y1="8.31cm" svg:x2="17.265cm" svg:y2="9.009cm" draw:start-shape="id156" draw:start-glue-point="9" draw:end-shape="id179" draw:end-glue-point="5" svg:d="M16766 8310l499 699" svg:viewBox="0 0 500 700">
          <text:p/>
        </draw:connector>
        <draw:connector draw:style-name="gr8" draw:text-style-name="P6" draw:layer="layout" draw:type="line" svg:x1="16.281cm" svg:y1="1.345cm" svg:x2="15.981cm" svg:y2="0.81cm" draw:start-shape="id131" draw:start-glue-point="5" draw:end-shape="id168" draw:end-glue-point="9" svg:d="M16281 1345l-300-535" svg:viewBox="0 0 301 536">
          <text:p/>
        </draw:connector>
        <draw:connector draw:style-name="gr8" draw:text-style-name="P6" draw:layer="layout" draw:type="line" svg:x1="15.541cm" svg:y1="1.11cm" svg:x2="15.371cm" svg:y2="0.81cm" draw:start-shape="id137" draw:start-glue-point="5" draw:end-shape="id167" draw:end-glue-point="9" svg:d="M15541 1110l-170-300" svg:viewBox="0 0 171 301">
          <text:p/>
        </draw:connector>
        <draw:connector draw:style-name="gr8" draw:text-style-name="P6" draw:layer="layout" draw:type="line" svg:x1="14.801cm" svg:y1="1.345cm" svg:x2="14.631cm" svg:y2="0.645cm" draw:start-shape="id142" draw:start-glue-point="5" draw:end-shape="id166" draw:end-glue-point="9" svg:d="M14801 1345l-170-700" svg:viewBox="0 0 171 701">
          <text:p/>
        </draw:connector>
        <draw:connector draw:style-name="gr8" draw:text-style-name="P6" draw:layer="layout" draw:type="line" svg:x1="14.191cm" svg:y1="1.345cm" svg:x2="13.915cm" svg:y2="0.81cm" draw:start-shape="id143" draw:start-glue-point="5" draw:end-shape="id165" draw:end-glue-point="9" svg:d="M14191 1345l-276-535" svg:viewBox="0 0 277 536">
          <text:p/>
        </draw:connector>
        <draw:connector draw:style-name="gr8" draw:text-style-name="P6" draw:layer="layout" draw:type="line" svg:x1="13.475cm" svg:y1="1.11cm" svg:x2="13.305cm" svg:y2="0.81cm" draw:start-shape="id146" draw:start-glue-point="5" draw:end-shape="id164" draw:end-glue-point="9" svg:d="M13475 1110l-170-300" svg:viewBox="0 0 171 301">
          <text:p/>
        </draw:connector>
        <draw:connector draw:style-name="gr8" draw:text-style-name="P6" draw:layer="layout" draw:type="line" svg:x1="12.735cm" svg:y1="1.345cm" svg:x2="12.565cm" svg:y2="0.645cm" draw:start-shape="id147" draw:start-glue-point="5" draw:end-shape="id163" draw:end-glue-point="9" svg:d="M12735 1345l-170-700" svg:viewBox="0 0 171 701">
          <text:p/>
        </draw:connector>
        <draw:connector draw:style-name="gr8" draw:text-style-name="P6" draw:layer="layout" draw:type="line" svg:x1="12.151cm" svg:y1="1.045cm" svg:x2="11.856cm" svg:y2="0.81cm" svg:d="M12151 1045l-295-235" svg:viewBox="0 0 296 236">
          <text:p/>
        </draw:connector>
        <draw:connector draw:style-name="gr8" draw:text-style-name="P6" draw:layer="layout" draw:type="line" svg:x1="11.416cm" svg:y1="1.11cm" svg:x2="11.246cm" svg:y2="0.81cm" draw:start-shape="id39" draw:start-glue-point="5" draw:end-shape="id161" draw:end-glue-point="9" svg:d="M11416 1110l-170-300" svg:viewBox="0 0 171 301">
          <text:p/>
        </draw:connector>
        <draw:connector draw:style-name="gr8" draw:text-style-name="P6" draw:layer="layout" draw:type="line" svg:x1="10.691cm" svg:y1="1.345cm" svg:x2="10.506cm" svg:y2="0.645cm" draw:end-shape="id160" draw:end-glue-point="9" svg:d="M10691 1345l-185-700" svg:viewBox="0 0 186 701">
          <text:p/>
        </draw:connector>
        <draw:connector draw:style-name="gr8" draw:text-style-name="P6" draw:layer="layout" draw:type="line" svg:x1="10.08cm" svg:y1="1.345cm" svg:x2="9.787cm" svg:y2="0.81cm" draw:end-shape="id159" draw:end-glue-point="9" svg:d="M10080 1345l-293-535" svg:viewBox="0 0 294 536">
          <text:p/>
        </draw:connector>
        <draw:connector draw:style-name="gr8" draw:text-style-name="P6" draw:layer="layout" draw:type="line" svg:x1="9.347cm" svg:y1="1.11cm" svg:x2="9.177cm" svg:y2="0.81cm" draw:start-shape="id31" draw:start-glue-point="5" draw:end-shape="id158" draw:end-glue-point="9" svg:d="M9347 1110l-170-300" svg:viewBox="0 0 171 301">
          <text:p/>
        </draw:connector>
        <draw:connector draw:style-name="gr8" draw:text-style-name="P6" draw:layer="layout" draw:type="line" svg:x1="8.607cm" svg:y1="1.345cm" svg:x2="8.437cm" svg:y2="0.645cm" draw:start-shape="id30" draw:start-glue-point="5" draw:end-shape="id157" draw:end-glue-point="9" svg:d="M8607 1345l-170-700" svg:viewBox="0 0 171 7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0T19:14:34.518361852</meta:creation-date>
    <meta:generator>LibreOffice/6.3.5.2$Linux_X86_64 LibreOffice_project/30$Build-2</meta:generator>
    <dc:date>2020-04-11T15:03:01.165631974</dc:date>
    <meta:editing-duration>PT51M36S</meta:editing-duration>
    <meta:editing-cycles>13</meta:editing-cycles>
    <meta:document-statistic meta:object-count="566"/>
  </office:meta>
</office:document-meta>
</file>